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ext-properties style:font-name="DejaVu Sans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lufthansa aktien – boerse frankfurt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roeffnung</text:p>
          </table:table-cell>
          <table:table-cell office:value-type="string" calcext:value-type="string">
            <text:p>schluss</text:p>
          </table:table-cell>
          <table:table-cell office:value-type="string" calcext:value-type="string">
            <text:p>tageshoch</text:p>
          </table:table-cell>
          <table:table-cell office:value-type="string" calcext:value-type="string">
            <text:p>tagestief</text:p>
          </table:table-cell>
          <table:table-cell office:value-type="string" calcext:value-type="string">
            <text:p>volumen</text:p>
          </table:table-cell>
          <table:table-cell/>
          <table:table-cell office:value-type="string" calcext:value-type="string">
            <text:p>Kapitalisierung</text:p>
          </table:table-cell>
          <table:table-cell office:value-type="string" calcext:value-type="string">
            <text:p>Diff. Ja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i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2.07.202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004" calcext:value-type="float">
            <text:p>9004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3" table:formula="of:=[.C4]*0.4752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1.07.2020</text:p>
          </table:table-cell>
          <table:table-cell table:style-name="ce2" office:value-type="float" office:value="8898" calcext:value-type="float">
            <text:p>8898</text:p>
          </table:table-cell>
          <table:table-cell table:style-name="ce2" office:value-type="float" office:value="8830" calcext:value-type="float">
            <text:p>8830</text:p>
          </table:table-cell>
          <table:table-cell table:style-name="ce2" office:value-type="float" office:value="8958" calcext:value-type="float">
            <text:p>8958</text:p>
          </table:table-cell>
          <table:table-cell table:style-name="ce2" office:value-type="float" office:value="8548" calcext:value-type="float">
            <text:p>8548</text:p>
          </table:table-cell>
          <table:table-cell table:style-name="ce2" office:value-type="float" office:value="71.274" calcext:value-type="float">
            <text:p>71.274</text:p>
          </table:table-cell>
          <table:table-cell/>
          <table:table-cell table:style-name="ce3" table:formula="of:=[.C5]*0.4752" office:value-type="float" office:value="4196.016" calcext:value-type="float">
            <text:p>4,196.02</text:p>
          </table:table-cell>
          <table:table-cell table:formula="of:=[.$H$130] - [.H5]" office:value-type="float" office:value="3744.576" calcext:value-type="float">
            <text:p>3,744.58</text:p>
          </table:table-cell>
          <table:table-cell table:style-name="ce3" table:formula="of:=[.$H$96] - [.H5]" office:value-type="float" office:value="3138.696" calcext:value-type="float">
            <text:p>3,138.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30.06.2020</text:p>
          </table:table-cell>
          <table:table-cell table:style-name="ce2" office:value-type="float" office:value="9030" calcext:value-type="float">
            <text:p>9030</text:p>
          </table:table-cell>
          <table:table-cell table:style-name="ce2" office:value-type="float" office:value="8882" calcext:value-type="float">
            <text:p>8882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8818" calcext:value-type="float">
            <text:p>8818</text:p>
          </table:table-cell>
          <table:table-cell table:style-name="ce2" office:value-type="float" office:value="95.053" calcext:value-type="float">
            <text:p>95.053</text:p>
          </table:table-cell>
          <table:table-cell/>
          <table:table-cell table:style-name="ce3" table:formula="of:=[.C6]*0.4752" office:value-type="float" office:value="4220.7264" calcext:value-type="float">
            <text:p>4,220.73</text:p>
          </table:table-cell>
          <table:table-cell table:formula="of:=[.$H$130] - [.H6]" office:value-type="float" office:value="3719.8656" calcext:value-type="float">
            <text:p>3,719.87</text:p>
          </table:table-cell>
          <table:table-cell table:style-name="ce3" table:formula="of:=[.$H$96] - [.H6]" office:value-type="float" office:value="3113.9856" calcext:value-type="float">
            <text:p>3,113.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9.06.2020</text:p>
          </table:table-cell>
          <table:table-cell table:style-name="ce2" office:value-type="float" office:value="8958" calcext:value-type="float">
            <text:p>8958</text:p>
          </table:table-cell>
          <table:table-cell table:style-name="ce2" office:value-type="float" office:value="9016" calcext:value-type="float">
            <text:p>9016</text:p>
          </table:table-cell>
          <table:table-cell table:style-name="ce2" office:value-type="float" office:value="9040" calcext:value-type="float">
            <text:p>9040</text:p>
          </table:table-cell>
          <table:table-cell table:style-name="ce2" office:value-type="float" office:value="8596" calcext:value-type="float">
            <text:p>8596</text:p>
          </table:table-cell>
          <table:table-cell table:style-name="ce2" office:value-type="float" office:value="153.972" calcext:value-type="float">
            <text:p>153.972</text:p>
          </table:table-cell>
          <table:table-cell/>
          <table:table-cell table:style-name="ce3" table:formula="of:=[.C7]*0.4752" office:value-type="float" office:value="4284.4032" calcext:value-type="float">
            <text:p>4,284.40</text:p>
          </table:table-cell>
          <table:table-cell table:formula="of:=[.$H$130] - [.H7]" office:value-type="float" office:value="3656.1888" calcext:value-type="float">
            <text:p>3,656.19</text:p>
          </table:table-cell>
          <table:table-cell table:style-name="ce3" table:formula="of:=[.$H$96] - [.H7]" office:value-type="float" office:value="3050.3088" calcext:value-type="float">
            <text:p>3,050.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6.06.2020</text:p>
          </table:table-cell>
          <table:table-cell table:style-name="ce2" office:value-type="float" office:value="10250" calcext:value-type="float">
            <text:p>10250</text:p>
          </table:table-cell>
          <table:table-cell table:style-name="ce2" office:value-type="float" office:value="9040" calcext:value-type="float">
            <text:p>9040</text:p>
          </table:table-cell>
          <table:table-cell table:style-name="ce2" office:value-type="float" office:value="10250" calcext:value-type="float">
            <text:p>10250</text:p>
          </table:table-cell>
          <table:table-cell table:style-name="ce2" office:value-type="float" office:value="8970" calcext:value-type="float">
            <text:p>8970</text:p>
          </table:table-cell>
          <table:table-cell table:style-name="ce2" office:value-type="float" office:value="230.79" calcext:value-type="float">
            <text:p>230.79</text:p>
          </table:table-cell>
          <table:table-cell/>
          <table:table-cell table:style-name="ce3" table:formula="of:=[.C8]*0.4752" office:value-type="float" office:value="4295.808" calcext:value-type="float">
            <text:p>4,295.81</text:p>
          </table:table-cell>
          <table:table-cell table:formula="of:=[.$H$130] - [.H8]" office:value-type="float" office:value="3644.784" calcext:value-type="float">
            <text:p>3,644.78</text:p>
          </table:table-cell>
          <table:table-cell table:style-name="ce3" table:formula="of:=[.$H$96] - [.H8]" office:value-type="float" office:value="3038.904" calcext:value-type="float">
            <text:p>3,038.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5.06.2020</text:p>
          </table:table-cell>
          <table:table-cell table:style-name="ce2" office:value-type="float" office:value="11340" calcext:value-type="float">
            <text:p>11340</text:p>
          </table:table-cell>
          <table:table-cell table:style-name="ce2" office:value-type="float" office:value="10270" calcext:value-type="float">
            <text:p>10270</text:p>
          </table:table-cell>
          <table:table-cell table:style-name="ce2" office:value-type="float" office:value="11440" calcext:value-type="float">
            <text:p>11440</text:p>
          </table:table-cell>
          <table:table-cell table:style-name="ce2" office:value-type="float" office:value="9546" calcext:value-type="float">
            <text:p>9546</text:p>
          </table:table-cell>
          <table:table-cell table:style-name="ce2" office:value-type="float" office:value="895.384" calcext:value-type="float">
            <text:p>895.384</text:p>
          </table:table-cell>
          <table:table-cell/>
          <table:table-cell table:style-name="ce3" table:formula="of:=[.C9]*0.4752" office:value-type="float" office:value="4880.304" calcext:value-type="float">
            <text:p>4,880.30</text:p>
          </table:table-cell>
          <table:table-cell table:formula="of:=[.$H$130] - [.H9]" office:value-type="float" office:value="3060.288" calcext:value-type="float">
            <text:p>3,060.29</text:p>
          </table:table-cell>
          <table:table-cell table:style-name="ce3" table:formula="of:=[.$H$96] - [.H9]" office:value-type="float" office:value="2454.408" calcext:value-type="float">
            <text:p>2,454.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4.06.2020</text:p>
          </table:table-cell>
          <table:table-cell table:style-name="ce2" office:value-type="float" office:value="9382" calcext:value-type="float">
            <text:p>9382</text:p>
          </table:table-cell>
          <table:table-cell table:style-name="ce2" office:value-type="float" office:value="10300" calcext:value-type="float">
            <text:p>10300</text:p>
          </table:table-cell>
          <table:table-cell table:style-name="ce2" office:value-type="float" office:value="10495" calcext:value-type="float">
            <text:p>10495</text:p>
          </table:table-cell>
          <table:table-cell table:style-name="ce2" office:value-type="float" office:value="8898" calcext:value-type="float">
            <text:p>8898</text:p>
          </table:table-cell>
          <table:table-cell table:style-name="ce2" office:value-type="float" office:value="483.472" calcext:value-type="float">
            <text:p>483.472</text:p>
          </table:table-cell>
          <table:table-cell/>
          <table:table-cell table:style-name="ce3" table:formula="of:=[.C10]*0.4752" office:value-type="float" office:value="4894.56" calcext:value-type="float">
            <text:p>4,894.56</text:p>
          </table:table-cell>
          <table:table-cell table:formula="of:=[.$H$130] - [.H10]" office:value-type="float" office:value="3046.032" calcext:value-type="float">
            <text:p>3,046.03</text:p>
          </table:table-cell>
          <table:table-cell table:style-name="ce3" table:formula="of:=[.$H$96] - [.H10]" office:value-type="float" office:value="2440.152" calcext:value-type="float">
            <text:p>2,440.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3.06.2020</text:p>
          </table:table-cell>
          <table:table-cell table:style-name="ce2" office:value-type="float" office:value="9778" calcext:value-type="float">
            <text:p>9778</text:p>
          </table:table-cell>
          <table:table-cell table:style-name="ce2" office:value-type="float" office:value="9552" calcext:value-type="float">
            <text:p>9552</text:p>
          </table:table-cell>
          <table:table-cell table:style-name="ce2" office:value-type="float" office:value="10025" calcext:value-type="float">
            <text:p>10025</text:p>
          </table:table-cell>
          <table:table-cell table:style-name="ce2" office:value-type="float" office:value="9352" calcext:value-type="float">
            <text:p>9352</text:p>
          </table:table-cell>
          <table:table-cell table:style-name="ce2" office:value-type="float" office:value="232.57" calcext:value-type="float">
            <text:p>232.57</text:p>
          </table:table-cell>
          <table:table-cell/>
          <table:table-cell table:style-name="ce3" table:formula="of:=[.C11]*0.4752" office:value-type="float" office:value="4539.1104" calcext:value-type="float">
            <text:p>4,539.11</text:p>
          </table:table-cell>
          <table:table-cell table:formula="of:=[.$H$130] - [.H11]" office:value-type="float" office:value="3401.4816" calcext:value-type="float">
            <text:p>3,401.48</text:p>
          </table:table-cell>
          <table:table-cell table:style-name="ce3" table:formula="of:=[.$H$96] - [.H11]" office:value-type="float" office:value="2795.6016" calcext:value-type="float">
            <text:p>2,795.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2.06.2020</text:p>
          </table:table-cell>
          <table:table-cell table:style-name="ce2" office:value-type="float" office:value="9180" calcext:value-type="float">
            <text:p>9180</text:p>
          </table:table-cell>
          <table:table-cell table:style-name="ce2" office:value-type="float" office:value="9802" calcext:value-type="float">
            <text:p>9802</text:p>
          </table:table-cell>
          <table:table-cell table:style-name="ce2" office:value-type="float" office:value="9996" calcext:value-type="float">
            <text:p>9996</text:p>
          </table:table-cell>
          <table:table-cell table:style-name="ce2" office:value-type="float" office:value="9038" calcext:value-type="float">
            <text:p>9038</text:p>
          </table:table-cell>
          <table:table-cell table:style-name="ce2" office:value-type="float" office:value="264.06" calcext:value-type="float">
            <text:p>264.06</text:p>
          </table:table-cell>
          <table:table-cell/>
          <table:table-cell table:style-name="ce3" table:formula="of:=[.C12]*0.4752" office:value-type="float" office:value="4657.9104" calcext:value-type="float">
            <text:p>4,657.91</text:p>
          </table:table-cell>
          <table:table-cell table:formula="of:=[.$H$130] - [.H12]" office:value-type="float" office:value="3282.6816" calcext:value-type="float">
            <text:p>3,282.68</text:p>
          </table:table-cell>
          <table:table-cell table:style-name="ce3" table:formula="of:=[.$H$96] - [.H12]" office:value-type="float" office:value="2676.8016" calcext:value-type="float">
            <text:p>2,676.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.06.202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110" calcext:value-type="float">
            <text:p>10110</text:p>
          </table:table-cell>
          <table:table-cell table:style-name="ce2" office:value-type="float" office:value="10200" calcext:value-type="float">
            <text:p>10200</text:p>
          </table:table-cell>
          <table:table-cell table:style-name="ce2" office:value-type="float" office:value="9908" calcext:value-type="float">
            <text:p>9908</text:p>
          </table:table-cell>
          <table:table-cell table:style-name="ce2" office:value-type="float" office:value="84.141" calcext:value-type="float">
            <text:p>84.141</text:p>
          </table:table-cell>
          <table:table-cell/>
          <table:table-cell table:style-name="ce3" table:formula="of:=[.C13]*0.4752" office:value-type="float" office:value="4804.272" calcext:value-type="float">
            <text:p>4,804.27</text:p>
          </table:table-cell>
          <table:table-cell table:formula="of:=[.$H$130] - [.H13]" office:value-type="float" office:value="3136.32" calcext:value-type="float">
            <text:p>3,136.32</text:p>
          </table:table-cell>
          <table:table-cell table:style-name="ce3" table:formula="of:=[.$H$96] - [.H13]" office:value-type="float" office:value="2530.44" calcext:value-type="float">
            <text:p>2,530.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8.06.2020</text:p>
          </table:table-cell>
          <table:table-cell table:style-name="ce2" office:value-type="float" office:value="9974" calcext:value-type="float">
            <text:p>9974</text:p>
          </table:table-cell>
          <table:table-cell table:style-name="ce2" office:value-type="float" office:value="10115" calcext:value-type="float">
            <text:p>10115</text:p>
          </table:table-cell>
          <table:table-cell table:style-name="ce2" office:value-type="float" office:value="10250" calcext:value-type="float">
            <text:p>10250</text:p>
          </table:table-cell>
          <table:table-cell table:style-name="ce2" office:value-type="float" office:value="9746" calcext:value-type="float">
            <text:p>9746</text:p>
          </table:table-cell>
          <table:table-cell table:style-name="ce2" office:value-type="float" office:value="249.87" calcext:value-type="float">
            <text:p>249.87</text:p>
          </table:table-cell>
          <table:table-cell/>
          <table:table-cell table:style-name="ce3" table:formula="of:=[.C14]*0.4752" office:value-type="float" office:value="4806.648" calcext:value-type="float">
            <text:p>4,806.65</text:p>
          </table:table-cell>
          <table:table-cell table:formula="of:=[.$H$130] - [.H14]" office:value-type="float" office:value="3133.944" calcext:value-type="float">
            <text:p>3,133.94</text:p>
          </table:table-cell>
          <table:table-cell table:style-name="ce3" table:formula="of:=[.$H$96] - [.H14]" office:value-type="float" office:value="2528.064" calcext:value-type="float">
            <text:p>2,528.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7.06.2020</text:p>
          </table:table-cell>
          <table:table-cell table:style-name="ce2" office:value-type="float" office:value="10520" calcext:value-type="float">
            <text:p>10520</text:p>
          </table:table-cell>
          <table:table-cell table:style-name="ce2" office:value-type="float" office:value="10225" calcext:value-type="float">
            <text:p>10225</text:p>
          </table:table-cell>
          <table:table-cell table:style-name="ce2" office:value-type="float" office:value="11030" calcext:value-type="float">
            <text:p>11030</text:p>
          </table:table-cell>
          <table:table-cell table:style-name="ce2" office:value-type="float" office:value="10130" calcext:value-type="float">
            <text:p>10130</text:p>
          </table:table-cell>
          <table:table-cell table:style-name="ce2" office:value-type="float" office:value="155.592" calcext:value-type="float">
            <text:p>155.592</text:p>
          </table:table-cell>
          <table:table-cell/>
          <table:table-cell table:style-name="ce3" table:formula="of:=[.C15]*0.4752" office:value-type="float" office:value="4858.92" calcext:value-type="float">
            <text:p>4,858.92</text:p>
          </table:table-cell>
          <table:table-cell table:formula="of:=[.$H$130] - [.H15]" office:value-type="float" office:value="3081.672" calcext:value-type="float">
            <text:p>3,081.67</text:p>
          </table:table-cell>
          <table:table-cell table:style-name="ce3" table:formula="of:=[.$H$96] - [.H15]" office:value-type="float" office:value="2475.792" calcext:value-type="float">
            <text:p>2,475.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6.06.2020</text:p>
          </table:table-cell>
          <table:table-cell table:style-name="ce2" office:value-type="float" office:value="10540" calcext:value-type="float">
            <text:p>10540</text:p>
          </table:table-cell>
          <table:table-cell table:style-name="ce2" office:value-type="float" office:value="10475" calcext:value-type="float">
            <text:p>10475</text:p>
          </table:table-cell>
          <table:table-cell table:style-name="ce2" office:value-type="float" office:value="10830" calcext:value-type="float">
            <text:p>10830</text:p>
          </table:table-cell>
          <table:table-cell table:style-name="ce2" office:value-type="float" office:value="10300" calcext:value-type="float">
            <text:p>10300</text:p>
          </table:table-cell>
          <table:table-cell table:style-name="ce2" office:value-type="float" office:value="111.306" calcext:value-type="float">
            <text:p>111.306</text:p>
          </table:table-cell>
          <table:table-cell/>
          <table:table-cell table:style-name="ce3" table:formula="of:=[.C16]*0.4752" office:value-type="float" office:value="4977.72" calcext:value-type="float">
            <text:p>4,977.72</text:p>
          </table:table-cell>
          <table:table-cell table:formula="of:=[.$H$130] - [.H16]" office:value-type="float" office:value="2962.872" calcext:value-type="float">
            <text:p>2,962.87</text:p>
          </table:table-cell>
          <table:table-cell table:style-name="ce3" table:formula="of:=[.$H$96] - [.H16]" office:value-type="float" office:value="2356.992" calcext:value-type="float">
            <text:p>2,356.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5.06.2020</text:p>
          </table:table-cell>
          <table:table-cell table:style-name="ce2" office:value-type="float" office:value="10170" calcext:value-type="float">
            <text:p>1017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2" office:value-type="float" office:value="10235" calcext:value-type="float">
            <text:p>10235</text:p>
          </table:table-cell>
          <table:table-cell table:style-name="ce2" office:value-type="float" office:value="9952" calcext:value-type="float">
            <text:p>9952</text:p>
          </table:table-cell>
          <table:table-cell table:style-name="ce2" office:value-type="float" office:value="115.493" calcext:value-type="float">
            <text:p>115.493</text:p>
          </table:table-cell>
          <table:table-cell/>
          <table:table-cell table:style-name="ce3" table:formula="of:=[.C17]*0.4752" office:value-type="float" office:value="4835.16" calcext:value-type="float">
            <text:p>4,835.16</text:p>
          </table:table-cell>
          <table:table-cell table:formula="of:=[.$H$130] - [.H17]" office:value-type="float" office:value="3105.432" calcext:value-type="float">
            <text:p>3,105.43</text:p>
          </table:table-cell>
          <table:table-cell table:style-name="ce3" table:formula="of:=[.$H$96] - [.H17]" office:value-type="float" office:value="2499.552" calcext:value-type="float">
            <text:p>2,499.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2.06.2020</text:p>
          </table:table-cell>
          <table:table-cell table:style-name="ce2" office:value-type="float" office:value="9962" calcext:value-type="float">
            <text:p>9962</text:p>
          </table:table-cell>
          <table:table-cell table:style-name="ce2" office:value-type="float" office:value="10405" calcext:value-type="float">
            <text:p>10405</text:p>
          </table:table-cell>
          <table:table-cell table:style-name="ce2" office:value-type="float" office:value="10855" calcext:value-type="float">
            <text:p>10855</text:p>
          </table:table-cell>
          <table:table-cell table:style-name="ce2" office:value-type="float" office:value="9940" calcext:value-type="float">
            <text:p>9940</text:p>
          </table:table-cell>
          <table:table-cell table:style-name="ce2" office:value-type="float" office:value="237.677" calcext:value-type="float">
            <text:p>237.677</text:p>
          </table:table-cell>
          <table:table-cell/>
          <table:table-cell table:style-name="ce3" table:formula="of:=[.C18]*0.4752" office:value-type="float" office:value="4944.456" calcext:value-type="float">
            <text:p>4,944.46</text:p>
          </table:table-cell>
          <table:table-cell table:formula="of:=[.$H$130] - [.H18]" office:value-type="float" office:value="2996.136" calcext:value-type="float">
            <text:p>2,996.14</text:p>
          </table:table-cell>
          <table:table-cell table:style-name="ce3" table:formula="of:=[.$H$96] - [.H18]" office:value-type="float" office:value="2390.256" calcext:value-type="float">
            <text:p>2,390.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1.06.2020</text:p>
          </table:table-cell>
          <table:table-cell table:style-name="ce2" office:value-type="float" office:value="10790" calcext:value-type="float">
            <text:p>10790</text:p>
          </table:table-cell>
          <table:table-cell table:style-name="ce2" office:value-type="float" office:value="9976" calcext:value-type="float">
            <text:p>9976</text:p>
          </table:table-cell>
          <table:table-cell table:style-name="ce2" office:value-type="float" office:value="10790" calcext:value-type="float">
            <text:p>10790</text:p>
          </table:table-cell>
          <table:table-cell table:style-name="ce2" office:value-type="float" office:value="9764" calcext:value-type="float">
            <text:p>9764</text:p>
          </table:table-cell>
          <table:table-cell table:style-name="ce2" office:value-type="float" office:value="301.794" calcext:value-type="float">
            <text:p>301.794</text:p>
          </table:table-cell>
          <table:table-cell/>
          <table:table-cell table:style-name="ce3" table:formula="of:=[.C19]*0.4752" office:value-type="float" office:value="4740.5952" calcext:value-type="float">
            <text:p>4,740.60</text:p>
          </table:table-cell>
          <table:table-cell table:formula="of:=[.$H$130] - [.H19]" office:value-type="float" office:value="3199.9968" calcext:value-type="float">
            <text:p>3,200.00</text:p>
          </table:table-cell>
          <table:table-cell table:style-name="ce3" table:formula="of:=[.$H$96] - [.H19]" office:value-type="float" office:value="2594.1168" calcext:value-type="float">
            <text:p>2,594.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0.06.2020</text:p>
          </table:table-cell>
          <table:table-cell table:style-name="ce2" office:value-type="float" office:value="11420" calcext:value-type="float">
            <text:p>11420</text:p>
          </table:table-cell>
          <table:table-cell table:style-name="ce2" office:value-type="float" office:value="11060" calcext:value-type="float">
            <text:p>11060</text:p>
          </table:table-cell>
          <table:table-cell table:style-name="ce2" office:value-type="float" office:value="12030" calcext:value-type="float">
            <text:p>12030</text:p>
          </table:table-cell>
          <table:table-cell table:style-name="ce2" office:value-type="float" office:value="10800" calcext:value-type="float">
            <text:p>10800</text:p>
          </table:table-cell>
          <table:table-cell table:style-name="ce2" office:value-type="float" office:value="306.144" calcext:value-type="float">
            <text:p>306.144</text:p>
          </table:table-cell>
          <table:table-cell/>
          <table:table-cell table:style-name="ce3" table:formula="of:=[.C20]*0.4752" office:value-type="float" office:value="5255.712" calcext:value-type="float">
            <text:p>5,255.71</text:p>
          </table:table-cell>
          <table:table-cell table:formula="of:=[.$H$130] - [.H20]" office:value-type="float" office:value="2684.88" calcext:value-type="float">
            <text:p>2,684.88</text:p>
          </table:table-cell>
          <table:table-cell table:style-name="ce3" table:formula="of:=[.$H$96] - [.H20]" office:value-type="float" office:value="2079" calcext:value-type="float">
            <text:p>2,079.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9.06.2020</text:p>
          </table:table-cell>
          <table:table-cell table:style-name="ce2" office:value-type="float" office:value="12335" calcext:value-type="float">
            <text:p>12335</text:p>
          </table:table-cell>
          <table:table-cell table:style-name="ce2" office:value-type="float" office:value="11845" calcext:value-type="float">
            <text:p>11845</text:p>
          </table:table-cell>
          <table:table-cell table:style-name="ce2" office:value-type="float" office:value="12515" calcext:value-type="float">
            <text:p>12515</text:p>
          </table:table-cell>
          <table:table-cell table:style-name="ce2" office:value-type="float" office:value="11070" calcext:value-type="float">
            <text:p>11070</text:p>
          </table:table-cell>
          <table:table-cell table:style-name="ce2" office:value-type="float" office:value="469.282" calcext:value-type="float">
            <text:p>469.282</text:p>
          </table:table-cell>
          <table:table-cell/>
          <table:table-cell table:style-name="ce3" table:formula="of:=[.C21]*0.4752" office:value-type="float" office:value="5628.744" calcext:value-type="float">
            <text:p>5,628.74</text:p>
          </table:table-cell>
          <table:table-cell table:formula="of:=[.$H$130] - [.H21]" office:value-type="float" office:value="2311.848" calcext:value-type="float">
            <text:p>2,311.85</text:p>
          </table:table-cell>
          <table:table-cell table:style-name="ce3" table:formula="of:=[.$H$96] - [.H21]" office:value-type="float" office:value="1705.968" calcext:value-type="float">
            <text:p>1,705.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8.06.2020</text:p>
          </table:table-cell>
          <table:table-cell table:style-name="ce2" office:value-type="float" office:value="10850" calcext:value-type="float">
            <text:p>10850</text:p>
          </table:table-cell>
          <table:table-cell table:style-name="ce2" office:value-type="float" office:value="11990" calcext:value-type="float">
            <text:p>11990</text:p>
          </table:table-cell>
          <table:table-cell table:style-name="ce2" office:value-type="float" office:value="12365" calcext:value-type="float">
            <text:p>12365</text:p>
          </table:table-cell>
          <table:table-cell table:style-name="ce2" office:value-type="float" office:value="10810" calcext:value-type="float">
            <text:p>10810</text:p>
          </table:table-cell>
          <table:table-cell table:style-name="ce2" office:value-type="float" office:value="479.387" calcext:value-type="float">
            <text:p>479.387</text:p>
          </table:table-cell>
          <table:table-cell/>
          <table:table-cell table:style-name="ce3" table:formula="of:=[.C22]*0.4752" office:value-type="float" office:value="5697.648" calcext:value-type="float">
            <text:p>5,697.65</text:p>
          </table:table-cell>
          <table:table-cell table:formula="of:=[.$H$130] - [.H22]" office:value-type="float" office:value="2242.944" calcext:value-type="float">
            <text:p>2,242.94</text:p>
          </table:table-cell>
          <table:table-cell table:style-name="ce3" table:formula="of:=[.$H$96] - [.H22]" office:value-type="float" office:value="1637.064" calcext:value-type="float">
            <text:p>1,637.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5.06.2020</text:p>
          </table:table-cell>
          <table:table-cell table:style-name="ce2" office:value-type="float" office:value="9720" calcext:value-type="float">
            <text:p>9720</text:p>
          </table:table-cell>
          <table:table-cell table:style-name="ce2" office:value-type="float" office:value="10815" calcext:value-type="float">
            <text:p>10815</text:p>
          </table:table-cell>
          <table:table-cell table:style-name="ce2" office:value-type="float" office:value="11105" calcext:value-type="float">
            <text:p>11105</text:p>
          </table:table-cell>
          <table:table-cell table:style-name="ce2" office:value-type="float" office:value="9720" calcext:value-type="float">
            <text:p>9720</text:p>
          </table:table-cell>
          <table:table-cell table:style-name="ce2" office:value-type="float" office:value="661.402" calcext:value-type="float">
            <text:p>661.402</text:p>
          </table:table-cell>
          <table:table-cell/>
          <table:table-cell table:style-name="ce3" table:formula="of:=[.C23]*0.4752" office:value-type="float" office:value="5139.288" calcext:value-type="float">
            <text:p>5,139.29</text:p>
          </table:table-cell>
          <table:table-cell table:formula="of:=[.$H$130] - [.H23]" office:value-type="float" office:value="2801.304" calcext:value-type="float">
            <text:p>2,801.30</text:p>
          </table:table-cell>
          <table:table-cell table:style-name="ce3" table:formula="of:=[.$H$96] - [.H23]" office:value-type="float" office:value="2195.424" calcext:value-type="float">
            <text:p>2,195.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4.06.2020</text:p>
          </table:table-cell>
          <table:table-cell table:style-name="ce2" office:value-type="float" office:value="9914" calcext:value-type="float">
            <text:p>9914</text:p>
          </table:table-cell>
          <table:table-cell table:style-name="ce2" office:value-type="float" office:value="10175" calcext:value-type="float">
            <text:p>10175</text:p>
          </table:table-cell>
          <table:table-cell table:style-name="ce2" office:value-type="float" office:value="10310" calcext:value-type="float">
            <text:p>10310</text:p>
          </table:table-cell>
          <table:table-cell table:style-name="ce2" office:value-type="float" office:value="9652" calcext:value-type="float">
            <text:p>9652</text:p>
          </table:table-cell>
          <table:table-cell table:style-name="ce2" office:value-type="float" office:value="675.668" calcext:value-type="float">
            <text:p>675.668</text:p>
          </table:table-cell>
          <table:table-cell/>
          <table:table-cell table:style-name="ce3" table:formula="of:=[.C24]*0.4752" office:value-type="float" office:value="4835.16" calcext:value-type="float">
            <text:p>4,835.16</text:p>
          </table:table-cell>
          <table:table-cell table:formula="of:=[.$H$130] - [.H24]" office:value-type="float" office:value="3105.432" calcext:value-type="float">
            <text:p>3,105.43</text:p>
          </table:table-cell>
          <table:table-cell table:style-name="ce3" table:formula="of:=[.$H$96] - [.H24]" office:value-type="float" office:value="2499.552" calcext:value-type="float">
            <text:p>2,499.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3.06.2020</text:p>
          </table:table-cell>
          <table:table-cell table:style-name="ce2" office:value-type="float" office:value="9620" calcext:value-type="float">
            <text:p>9620</text:p>
          </table:table-cell>
          <table:table-cell table:style-name="ce2" office:value-type="float" office:value="9926" calcext:value-type="float">
            <text:p>9926</text:p>
          </table:table-cell>
          <table:table-cell table:style-name="ce2" office:value-type="float" office:value="10165" calcext:value-type="float">
            <text:p>10165</text:p>
          </table:table-cell>
          <table:table-cell table:style-name="ce2" office:value-type="float" office:value="9258" calcext:value-type="float">
            <text:p>9258</text:p>
          </table:table-cell>
          <table:table-cell table:style-name="ce2" office:value-type="float" office:value="480.187" calcext:value-type="float">
            <text:p>480.187</text:p>
          </table:table-cell>
          <table:table-cell/>
          <table:table-cell table:style-name="ce3" table:formula="of:=[.C25]*0.4752" office:value-type="float" office:value="4716.8352" calcext:value-type="float">
            <text:p>4,716.84</text:p>
          </table:table-cell>
          <table:table-cell table:formula="of:=[.$H$130] - [.H25]" office:value-type="float" office:value="3223.7568" calcext:value-type="float">
            <text:p>3,223.76</text:p>
          </table:table-cell>
          <table:table-cell table:style-name="ce3" table:formula="of:=[.$H$96] - [.H25]" office:value-type="float" office:value="2617.8768" calcext:value-type="float">
            <text:p>2,617.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2.06.2020</text:p>
          </table:table-cell>
          <table:table-cell table:style-name="ce2" office:value-type="float" office:value="9998" calcext:value-type="float">
            <text:p>9998</text:p>
          </table:table-cell>
          <table:table-cell table:style-name="ce2" office:value-type="float" office:value="9498" calcext:value-type="float">
            <text:p>9498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380" calcext:value-type="float">
            <text:p>9380</text:p>
          </table:table-cell>
          <table:table-cell table:style-name="ce2" office:value-type="float" office:value="536.724" calcext:value-type="float">
            <text:p>536.724</text:p>
          </table:table-cell>
          <table:table-cell/>
          <table:table-cell table:style-name="ce3" table:formula="of:=[.C26]*0.4752" office:value-type="float" office:value="4513.4496" calcext:value-type="float">
            <text:p>4,513.45</text:p>
          </table:table-cell>
          <table:table-cell table:formula="of:=[.$H$130] - [.H26]" office:value-type="float" office:value="3427.1424" calcext:value-type="float">
            <text:p>3,427.14</text:p>
          </table:table-cell>
          <table:table-cell table:style-name="ce3" table:formula="of:=[.$H$96] - [.H26]" office:value-type="float" office:value="2821.2624" calcext:value-type="float">
            <text:p>2,821.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9.05.2020</text:p>
          </table:table-cell>
          <table:table-cell table:style-name="ce2" office:value-type="float" office:value="9580" calcext:value-type="float">
            <text:p>9580</text:p>
          </table:table-cell>
          <table:table-cell table:style-name="ce2" office:value-type="float" office:value="9110" calcext:value-type="float">
            <text:p>9110</text:p>
          </table:table-cell>
          <table:table-cell table:style-name="ce2" office:value-type="float" office:value="9580" calcext:value-type="float">
            <text:p>9580</text:p>
          </table:table-cell>
          <table:table-cell table:style-name="ce2" office:value-type="float" office:value="9050" calcext:value-type="float">
            <text:p>9050</text:p>
          </table:table-cell>
          <table:table-cell table:style-name="ce2" office:value-type="float" office:value="353.594" calcext:value-type="float">
            <text:p>353.594</text:p>
          </table:table-cell>
          <table:table-cell/>
          <table:table-cell table:style-name="ce3" table:formula="of:=[.C27]*0.4752" office:value-type="float" office:value="4329.072" calcext:value-type="float">
            <text:p>4,329.07</text:p>
          </table:table-cell>
          <table:table-cell table:formula="of:=[.$H$130] - [.H27]" office:value-type="float" office:value="3611.52" calcext:value-type="float">
            <text:p>3,611.52</text:p>
          </table:table-cell>
          <table:table-cell table:style-name="ce3" table:formula="of:=[.$H$96] - [.H27]" office:value-type="float" office:value="3005.64" calcext:value-type="float">
            <text:p>3,005.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8.05.2020</text:p>
          </table:table-cell>
          <table:table-cell table:style-name="ce2" office:value-type="float" office:value="9320" calcext:value-type="float">
            <text:p>9320</text:p>
          </table:table-cell>
          <table:table-cell table:style-name="ce2" office:value-type="float" office:value="9662" calcext:value-type="float">
            <text:p>9662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216" calcext:value-type="float">
            <text:p>9216</text:p>
          </table:table-cell>
          <table:table-cell table:style-name="ce2" office:value-type="float" office:value="346.806" calcext:value-type="float">
            <text:p>346.806</text:p>
          </table:table-cell>
          <table:table-cell/>
          <table:table-cell table:style-name="ce3" table:formula="of:=[.C28]*0.4752" office:value-type="float" office:value="4591.3824" calcext:value-type="float">
            <text:p>4,591.38</text:p>
          </table:table-cell>
          <table:table-cell table:formula="of:=[.$H$130] - [.H28]" office:value-type="float" office:value="3349.2096" calcext:value-type="float">
            <text:p>3,349.21</text:p>
          </table:table-cell>
          <table:table-cell table:style-name="ce3" table:formula="of:=[.$H$96] - [.H28]" office:value-type="float" office:value="2743.3296" calcext:value-type="float">
            <text:p>2,743.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7.05.2020</text:p>
          </table:table-cell>
          <table:table-cell table:style-name="ce2" office:value-type="float" office:value="9250" calcext:value-type="float">
            <text:p>9250</text:p>
          </table:table-cell>
          <table:table-cell table:style-name="ce2" office:value-type="float" office:value="9252" calcext:value-type="float">
            <text:p>9252</text:p>
          </table:table-cell>
          <table:table-cell table:style-name="ce2" office:value-type="float" office:value="10075" calcext:value-type="float">
            <text:p>10075</text:p>
          </table:table-cell>
          <table:table-cell table:style-name="ce2" office:value-type="float" office:value="8726" calcext:value-type="float">
            <text:p>8726</text:p>
          </table:table-cell>
          <table:table-cell table:style-name="ce2" office:value-type="float" office:value="951.45" calcext:value-type="float">
            <text:p>951.45</text:p>
          </table:table-cell>
          <table:table-cell/>
          <table:table-cell table:style-name="ce3" table:formula="of:=[.C29]*0.4752" office:value-type="float" office:value="4396.5504" calcext:value-type="float">
            <text:p>4,396.55</text:p>
          </table:table-cell>
          <table:table-cell table:formula="of:=[.$H$130] - [.H29]" office:value-type="float" office:value="3544.0416" calcext:value-type="float">
            <text:p>3,544.04</text:p>
          </table:table-cell>
          <table:table-cell table:style-name="ce3" table:formula="of:=[.$H$96] - [.H29]" office:value-type="float" office:value="2938.1616" calcext:value-type="float">
            <text:p>2,938.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6.05.2020</text:p>
          </table:table-cell>
          <table:table-cell table:style-name="ce2" office:value-type="float" office:value="8840" calcext:value-type="float">
            <text:p>8840</text:p>
          </table:table-cell>
          <table:table-cell table:style-name="ce2" office:value-type="float" office:value="9158" calcext:value-type="float">
            <text:p>9158</text:p>
          </table:table-cell>
          <table:table-cell table:style-name="ce2" office:value-type="float" office:value="9248" calcext:value-type="float">
            <text:p>9248</text:p>
          </table:table-cell>
          <table:table-cell table:style-name="ce2" office:value-type="float" office:value="8818" calcext:value-type="float">
            <text:p>8818</text:p>
          </table:table-cell>
          <table:table-cell table:style-name="ce2" office:value-type="float" office:value="663.356" calcext:value-type="float">
            <text:p>663.356</text:p>
          </table:table-cell>
          <table:table-cell/>
          <table:table-cell table:style-name="ce3" table:formula="of:=[.C30]*0.4752" office:value-type="float" office:value="4351.8816" calcext:value-type="float">
            <text:p>4,351.88</text:p>
          </table:table-cell>
          <table:table-cell table:formula="of:=[.$H$130] - [.H30]" office:value-type="float" office:value="3588.7104" calcext:value-type="float">
            <text:p>3,588.71</text:p>
          </table:table-cell>
          <table:table-cell table:style-name="ce3" table:formula="of:=[.$H$96] - [.H30]" office:value-type="float" office:value="2982.8304" calcext:value-type="float">
            <text:p>2,982.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5.05.2020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office:value-type="float" office:value="8604" calcext:value-type="float">
            <text:p>8604</text:p>
          </table:table-cell>
          <table:table-cell table:style-name="ce2" office:value-type="float" office:value="8680" calcext:value-type="float">
            <text:p>8680</text:p>
          </table:table-cell>
          <table:table-cell table:style-name="ce2" office:value-type="float" office:value="8058" calcext:value-type="float">
            <text:p>8058</text:p>
          </table:table-cell>
          <table:table-cell table:style-name="ce2" office:value-type="float" office:value="662.875" calcext:value-type="float">
            <text:p>662.875</text:p>
          </table:table-cell>
          <table:table-cell/>
          <table:table-cell table:style-name="ce3" table:formula="of:=[.C31]*0.4752" office:value-type="float" office:value="4088.6208" calcext:value-type="float">
            <text:p>4,088.62</text:p>
          </table:table-cell>
          <table:table-cell table:formula="of:=[.$H$130] - [.H31]" office:value-type="float" office:value="3851.9712" calcext:value-type="float">
            <text:p>3,851.97</text:p>
          </table:table-cell>
          <table:table-cell table:style-name="ce3" table:formula="of:=[.$H$96] - [.H31]" office:value-type="float" office:value="3246.0912" calcext:value-type="float">
            <text:p>3,246.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2.05.2020</text:p>
          </table:table-cell>
          <table:table-cell table:style-name="ce2" office:value-type="float" office:value="8160" calcext:value-type="float">
            <text:p>8160</text:p>
          </table:table-cell>
          <table:table-cell table:style-name="ce2" office:value-type="float" office:value="8046" calcext:value-type="float">
            <text:p>8046</text:p>
          </table:table-cell>
          <table:table-cell table:style-name="ce2" office:value-type="float" office:value="8320" calcext:value-type="float">
            <text:p>8320</text:p>
          </table:table-cell>
          <table:table-cell table:style-name="ce2" office:value-type="float" office:value="7944" calcext:value-type="float">
            <text:p>7944</text:p>
          </table:table-cell>
          <table:table-cell table:style-name="ce2" office:value-type="float" office:value="395.225" calcext:value-type="float">
            <text:p>395.225</text:p>
          </table:table-cell>
          <table:table-cell/>
          <table:table-cell table:style-name="ce3" table:formula="of:=[.C32]*0.4752" office:value-type="float" office:value="3823.4592" calcext:value-type="float">
            <text:p>3,823.46</text:p>
          </table:table-cell>
          <table:table-cell table:formula="of:=[.$H$130] - [.H32]" office:value-type="float" office:value="4117.1328" calcext:value-type="float">
            <text:p>4,117.13</text:p>
          </table:table-cell>
          <table:table-cell table:style-name="ce3" table:formula="of:=[.$H$96] - [.H32]" office:value-type="float" office:value="3511.2528" calcext:value-type="float">
            <text:p>3,511.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1.05.2020</text:p>
          </table:table-cell>
          <table:table-cell table:style-name="ce2" office:value-type="float" office:value="8842" calcext:value-type="float">
            <text:p>8842</text:p>
          </table:table-cell>
          <table:table-cell table:style-name="ce2" office:value-type="float" office:value="8240" calcext:value-type="float">
            <text:p>8240</text:p>
          </table:table-cell>
          <table:table-cell table:style-name="ce2" office:value-type="float" office:value="8842" calcext:value-type="float">
            <text:p>8842</text:p>
          </table:table-cell>
          <table:table-cell table:style-name="ce2" office:value-type="float" office:value="8020" calcext:value-type="float">
            <text:p>8020</text:p>
          </table:table-cell>
          <table:table-cell table:style-name="ce2" office:value-type="float" office:value="405.07" calcext:value-type="float">
            <text:p>405.07</text:p>
          </table:table-cell>
          <table:table-cell/>
          <table:table-cell table:style-name="ce3" table:formula="of:=[.C33]*0.4752" office:value-type="float" office:value="3915.648" calcext:value-type="float">
            <text:p>3,915.65</text:p>
          </table:table-cell>
          <table:table-cell table:formula="of:=[.$H$130] - [.H33]" office:value-type="float" office:value="4024.944" calcext:value-type="float">
            <text:p>4,024.94</text:p>
          </table:table-cell>
          <table:table-cell table:style-name="ce3" table:formula="of:=[.$H$96] - [.H33]" office:value-type="float" office:value="3419.064" calcext:value-type="float">
            <text:p>3,419.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.05.2020</text:p>
          </table:table-cell>
          <table:table-cell table:style-name="ce2" office:value-type="float" office:value="8010" calcext:value-type="float">
            <text:p>801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8858" calcext:value-type="float">
            <text:p>8858</text:p>
          </table:table-cell>
          <table:table-cell table:style-name="ce2" office:value-type="float" office:value="7698" calcext:value-type="float">
            <text:p>7698</text:p>
          </table:table-cell>
          <table:table-cell table:style-name="ce2" office:value-type="float" office:value="426.958" calcext:value-type="float">
            <text:p>426.958</text:p>
          </table:table-cell>
          <table:table-cell/>
          <table:table-cell table:style-name="ce3" table:formula="of:=[.C34]*0.4752" office:value-type="float" office:value="3967.92" calcext:value-type="float">
            <text:p>3,967.92</text:p>
          </table:table-cell>
          <table:table-cell table:formula="of:=[.$H$130] - [.H34]" office:value-type="float" office:value="3972.672" calcext:value-type="float">
            <text:p>3,972.67</text:p>
          </table:table-cell>
          <table:table-cell table:style-name="ce3" table:formula="of:=[.$H$96] - [.H34]" office:value-type="float" office:value="3366.792" calcext:value-type="float">
            <text:p>3,366.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.05.2020</text:p>
          </table:table-cell>
          <table:table-cell table:style-name="ce2" office:value-type="float" office:value="8150" calcext:value-type="float">
            <text:p>8150</text:p>
          </table:table-cell>
          <table:table-cell table:style-name="ce2" office:value-type="float" office:value="7986" calcext:value-type="float">
            <text:p>7986</text:p>
          </table:table-cell>
          <table:table-cell table:style-name="ce2" office:value-type="float" office:value="8388" calcext:value-type="float">
            <text:p>8388</text:p>
          </table:table-cell>
          <table:table-cell table:style-name="ce2" office:value-type="float" office:value="7700" calcext:value-type="float">
            <text:p>7700</text:p>
          </table:table-cell>
          <table:table-cell table:style-name="ce2" office:value-type="float" office:value="243.129" calcext:value-type="float">
            <text:p>243.129</text:p>
          </table:table-cell>
          <table:table-cell/>
          <table:table-cell table:style-name="ce3" table:formula="of:=[.C35]*0.4752" office:value-type="float" office:value="3794.9472" calcext:value-type="float">
            <text:p>3,794.95</text:p>
          </table:table-cell>
          <table:table-cell table:formula="of:=[.$H$130] - [.H35]" office:value-type="float" office:value="4145.6448" calcext:value-type="float">
            <text:p>4,145.64</text:p>
          </table:table-cell>
          <table:table-cell table:style-name="ce3" table:formula="of:=[.$H$96] - [.H35]" office:value-type="float" office:value="3539.7648" calcext:value-type="float">
            <text:p>3,539.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8.05.2020</text:p>
          </table:table-cell>
          <table:table-cell table:style-name="ce2" office:value-type="float" office:value="7576" calcext:value-type="float">
            <text:p>7576</text:p>
          </table:table-cell>
          <table:table-cell table:style-name="ce2" office:value-type="float" office:value="8020" calcext:value-type="float">
            <text:p>8020</text:p>
          </table:table-cell>
          <table:table-cell table:style-name="ce2" office:value-type="float" office:value="8140" calcext:value-type="float">
            <text:p>8140</text:p>
          </table:table-cell>
          <table:table-cell table:style-name="ce2" office:value-type="float" office:value="7522" calcext:value-type="float">
            <text:p>7522</text:p>
          </table:table-cell>
          <table:table-cell table:style-name="ce2" office:value-type="float" office:value="406.013" calcext:value-type="float">
            <text:p>406.013</text:p>
          </table:table-cell>
          <table:table-cell/>
          <table:table-cell table:style-name="ce3" table:formula="of:=[.C36]*0.4752" office:value-type="float" office:value="3811.104" calcext:value-type="float">
            <text:p>3,811.10</text:p>
          </table:table-cell>
          <table:table-cell table:formula="of:=[.$H$130] - [.H36]" office:value-type="float" office:value="4129.488" calcext:value-type="float">
            <text:p>4,129.49</text:p>
          </table:table-cell>
          <table:table-cell table:style-name="ce3" table:formula="of:=[.$H$96] - [.H36]" office:value-type="float" office:value="3523.608" calcext:value-type="float">
            <text:p>3,523.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5.05.2020</text:p>
          </table:table-cell>
          <table:table-cell table:style-name="ce2" office:value-type="float" office:value="7864" calcext:value-type="float">
            <text:p>7864</text:p>
          </table:table-cell>
          <table:table-cell table:style-name="ce2" office:value-type="float" office:value="7534" calcext:value-type="float">
            <text:p>7534</text:p>
          </table:table-cell>
          <table:table-cell table:style-name="ce2" office:value-type="float" office:value="7864" calcext:value-type="float">
            <text:p>7864</text:p>
          </table:table-cell>
          <table:table-cell table:style-name="ce2" office:value-type="float" office:value="7424" calcext:value-type="float">
            <text:p>7424</text:p>
          </table:table-cell>
          <table:table-cell table:style-name="ce2" office:value-type="float" office:value="171.573" calcext:value-type="float">
            <text:p>171.573</text:p>
          </table:table-cell>
          <table:table-cell/>
          <table:table-cell table:style-name="ce3" table:formula="of:=[.C37]*0.4752" office:value-type="float" office:value="3580.1568" calcext:value-type="float">
            <text:p>3,580.16</text:p>
          </table:table-cell>
          <table:table-cell table:formula="of:=[.$H$130] - [.H37]" office:value-type="float" office:value="4360.4352" calcext:value-type="float">
            <text:p>4,360.44</text:p>
          </table:table-cell>
          <table:table-cell table:style-name="ce3" table:formula="of:=[.$H$96] - [.H37]" office:value-type="float" office:value="3754.5552" calcext:value-type="float">
            <text:p>3,754.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4.05.2020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7734" calcext:value-type="float">
            <text:p>7734</text:p>
          </table:table-cell>
          <table:table-cell table:style-name="ce2" office:value-type="float" office:value="7794" calcext:value-type="float">
            <text:p>7794</text:p>
          </table:table-cell>
          <table:table-cell table:style-name="ce2" office:value-type="float" office:value="7124" calcext:value-type="float">
            <text:p>7124</text:p>
          </table:table-cell>
          <table:table-cell table:style-name="ce2" office:value-type="float" office:value="185.569" calcext:value-type="float">
            <text:p>185.569</text:p>
          </table:table-cell>
          <table:table-cell/>
          <table:table-cell table:style-name="ce3" table:formula="of:=[.C38]*0.4752" office:value-type="float" office:value="3675.1968" calcext:value-type="float">
            <text:p>3,675.20</text:p>
          </table:table-cell>
          <table:table-cell table:formula="of:=[.$H$130] - [.H38]" office:value-type="float" office:value="4265.3952" calcext:value-type="float">
            <text:p>4,265.40</text:p>
          </table:table-cell>
          <table:table-cell table:style-name="ce3" table:formula="of:=[.$H$96] - [.H38]" office:value-type="float" office:value="3659.5152" calcext:value-type="float">
            <text:p>3,659.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3.05.2020</text:p>
          </table:table-cell>
          <table:table-cell table:style-name="ce2" office:value-type="float" office:value="7498" calcext:value-type="float">
            <text:p>7498</text:p>
          </table:table-cell>
          <table:table-cell table:style-name="ce2" office:value-type="float" office:value="7464" calcext:value-type="float">
            <text:p>7464</text:p>
          </table:table-cell>
          <table:table-cell table:style-name="ce2" office:value-type="float" office:value="7556" calcext:value-type="float">
            <text:p>7556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163.451" calcext:value-type="float">
            <text:p>163.451</text:p>
          </table:table-cell>
          <table:table-cell/>
          <table:table-cell table:style-name="ce3" table:formula="of:=[.C39]*0.4752" office:value-type="float" office:value="3546.8928" calcext:value-type="float">
            <text:p>3,546.89</text:p>
          </table:table-cell>
          <table:table-cell table:formula="of:=[.$H$130] - [.H39]" office:value-type="float" office:value="4393.6992" calcext:value-type="float">
            <text:p>4,393.70</text:p>
          </table:table-cell>
          <table:table-cell table:style-name="ce3" table:formula="of:=[.$H$96] - [.H39]" office:value-type="float" office:value="3787.8192" calcext:value-type="float">
            <text:p>3,787.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2.05.2020</text:p>
          </table:table-cell>
          <table:table-cell table:style-name="ce2" office:value-type="float" office:value="7676" calcext:value-type="float">
            <text:p>7676</text:p>
          </table:table-cell>
          <table:table-cell table:style-name="ce2" office:value-type="float" office:value="7592" calcext:value-type="float">
            <text:p>7592</text:p>
          </table:table-cell>
          <table:table-cell table:style-name="ce2" office:value-type="float" office:value="7824" calcext:value-type="float">
            <text:p>7824</text:p>
          </table:table-cell>
          <table:table-cell table:style-name="ce2" office:value-type="float" office:value="7548" calcext:value-type="float">
            <text:p>7548</text:p>
          </table:table-cell>
          <table:table-cell table:style-name="ce2" office:value-type="float" office:value="109.122" calcext:value-type="float">
            <text:p>109.122</text:p>
          </table:table-cell>
          <table:table-cell/>
          <table:table-cell table:style-name="ce3" table:formula="of:=[.C40]*0.4752" office:value-type="float" office:value="3607.7184" calcext:value-type="float">
            <text:p>3,607.72</text:p>
          </table:table-cell>
          <table:table-cell table:formula="of:=[.$H$130] - [.H40]" office:value-type="float" office:value="4332.8736" calcext:value-type="float">
            <text:p>4,332.87</text:p>
          </table:table-cell>
          <table:table-cell table:style-name="ce3" table:formula="of:=[.$H$96] - [.H40]" office:value-type="float" office:value="3726.9936" calcext:value-type="float">
            <text:p>3,726.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1.05.2020</text:p>
          </table:table-cell>
          <table:table-cell table:style-name="ce2" office:value-type="float" office:value="7980" calcext:value-type="float">
            <text:p>7980</text:p>
          </table:table-cell>
          <table:table-cell table:style-name="ce2" office:value-type="float" office:value="7712" calcext:value-type="float">
            <text:p>7712</text:p>
          </table:table-cell>
          <table:table-cell table:style-name="ce2" office:value-type="float" office:value="7988" calcext:value-type="float">
            <text:p>7988</text:p>
          </table:table-cell>
          <table:table-cell table:style-name="ce2" office:value-type="float" office:value="7598" calcext:value-type="float">
            <text:p>7598</text:p>
          </table:table-cell>
          <table:table-cell table:style-name="ce2" office:value-type="float" office:value="198.621" calcext:value-type="float">
            <text:p>198.621</text:p>
          </table:table-cell>
          <table:table-cell/>
          <table:table-cell table:style-name="ce3" table:formula="of:=[.C41]*0.4752" office:value-type="float" office:value="3664.7424" calcext:value-type="float">
            <text:p>3,664.74</text:p>
          </table:table-cell>
          <table:table-cell table:formula="of:=[.$H$130] - [.H41]" office:value-type="float" office:value="4275.8496" calcext:value-type="float">
            <text:p>4,275.85</text:p>
          </table:table-cell>
          <table:table-cell table:style-name="ce3" table:formula="of:=[.$H$96] - [.H41]" office:value-type="float" office:value="3669.9696" calcext:value-type="float">
            <text:p>3,669.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8.05.2020</text:p>
          </table:table-cell>
          <table:table-cell table:style-name="ce2" office:value-type="float" office:value="7980" calcext:value-type="float">
            <text:p>7980</text:p>
          </table:table-cell>
          <table:table-cell table:style-name="ce2" office:value-type="float" office:value="7782" calcext:value-type="float">
            <text:p>7782</text:p>
          </table:table-cell>
          <table:table-cell table:style-name="ce2" office:value-type="float" office:value="7980" calcext:value-type="float">
            <text:p>7980</text:p>
          </table:table-cell>
          <table:table-cell table:style-name="ce2" office:value-type="float" office:value="7704" calcext:value-type="float">
            <text:p>7704</text:p>
          </table:table-cell>
          <table:table-cell table:style-name="ce2" office:value-type="float" office:value="248.414" calcext:value-type="float">
            <text:p>248.414</text:p>
          </table:table-cell>
          <table:table-cell/>
          <table:table-cell table:style-name="ce3" table:formula="of:=[.C42]*0.4752" office:value-type="float" office:value="3698.0064" calcext:value-type="float">
            <text:p>3,698.01</text:p>
          </table:table-cell>
          <table:table-cell table:formula="of:=[.$H$130] - [.H42]" office:value-type="float" office:value="4242.5856" calcext:value-type="float">
            <text:p>4,242.59</text:p>
          </table:table-cell>
          <table:table-cell table:style-name="ce3" table:formula="of:=[.$H$96] - [.H42]" office:value-type="float" office:value="3636.7056" calcext:value-type="float">
            <text:p>3,636.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7.05.2020</text:p>
          </table:table-cell>
          <table:table-cell table:style-name="ce2" office:value-type="float" office:value="7866" calcext:value-type="float">
            <text:p>7866</text:p>
          </table:table-cell>
          <table:table-cell table:style-name="ce2" office:value-type="float" office:value="7858" calcext:value-type="float">
            <text:p>7858</text:p>
          </table:table-cell>
          <table:table-cell table:style-name="ce2" office:value-type="float" office:value="8046" calcext:value-type="float">
            <text:p>8046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230.738" calcext:value-type="float">
            <text:p>230.738</text:p>
          </table:table-cell>
          <table:table-cell/>
          <table:table-cell table:style-name="ce3" table:formula="of:=[.C43]*0.4752" office:value-type="float" office:value="3734.1216" calcext:value-type="float">
            <text:p>3,734.12</text:p>
          </table:table-cell>
          <table:table-cell table:formula="of:=[.$H$130] - [.H43]" office:value-type="float" office:value="4206.4704" calcext:value-type="float">
            <text:p>4,206.47</text:p>
          </table:table-cell>
          <table:table-cell table:style-name="ce3" table:formula="of:=[.$H$96] - [.H43]" office:value-type="float" office:value="3600.5904" calcext:value-type="float">
            <text:p>3,600.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6.05.2020</text:p>
          </table:table-cell>
          <table:table-cell table:style-name="ce2" office:value-type="float" office:value="8170" calcext:value-type="float">
            <text:p>8170</text:p>
          </table:table-cell>
          <table:table-cell table:style-name="ce2" office:value-type="float" office:value="7928" calcext:value-type="float">
            <text:p>7928</text:p>
          </table:table-cell>
          <table:table-cell table:style-name="ce2" office:value-type="float" office:value="8228" calcext:value-type="float">
            <text:p>8228</text:p>
          </table:table-cell>
          <table:table-cell table:style-name="ce2" office:value-type="float" office:value="7834" calcext:value-type="float">
            <text:p>7834</text:p>
          </table:table-cell>
          <table:table-cell table:style-name="ce2" office:value-type="float" office:value="155.475" calcext:value-type="float">
            <text:p>155.475</text:p>
          </table:table-cell>
          <table:table-cell/>
          <table:table-cell table:style-name="ce3" table:formula="of:=[.C44]*0.4752" office:value-type="float" office:value="3767.3856" calcext:value-type="float">
            <text:p>3,767.39</text:p>
          </table:table-cell>
          <table:table-cell table:formula="of:=[.$H$130] - [.H44]" office:value-type="float" office:value="4173.2064" calcext:value-type="float">
            <text:p>4,173.21</text:p>
          </table:table-cell>
          <table:table-cell table:style-name="ce3" table:formula="of:=[.$H$96] - [.H44]" office:value-type="float" office:value="3567.3264" calcext:value-type="float">
            <text:p>3,567.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5.05.2020</text:p>
          </table:table-cell>
          <table:table-cell table:style-name="ce2" office:value-type="float" office:value="8150" calcext:value-type="float">
            <text:p>8150</text:p>
          </table:table-cell>
          <table:table-cell table:style-name="ce2" office:value-type="float" office:value="8170" calcext:value-type="float">
            <text:p>8170</text:p>
          </table:table-cell>
          <table:table-cell table:style-name="ce2" office:value-type="float" office:value="8228" calcext:value-type="float">
            <text:p>8228</text:p>
          </table:table-cell>
          <table:table-cell table:style-name="ce2" office:value-type="float" office:value="7830" calcext:value-type="float">
            <text:p>7830</text:p>
          </table:table-cell>
          <table:table-cell table:style-name="ce2" office:value-type="float" office:value="214.826" calcext:value-type="float">
            <text:p>214.826</text:p>
          </table:table-cell>
          <table:table-cell/>
          <table:table-cell table:style-name="ce3" table:formula="of:=[.C45]*0.4752" office:value-type="float" office:value="3882.384" calcext:value-type="float">
            <text:p>3,882.38</text:p>
          </table:table-cell>
          <table:table-cell table:formula="of:=[.$H$130] - [.H45]" office:value-type="float" office:value="4058.208" calcext:value-type="float">
            <text:p>4,058.21</text:p>
          </table:table-cell>
          <table:table-cell table:style-name="ce3" table:formula="of:=[.$H$96] - [.H45]" office:value-type="float" office:value="3452.328" calcext:value-type="float">
            <text:p>3,452.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4.05.2020</text:p>
          </table:table-cell>
          <table:table-cell table:style-name="ce2" office:value-type="float" office:value="8290" calcext:value-type="float">
            <text:p>8290</text:p>
          </table:table-cell>
          <table:table-cell table:style-name="ce2" office:value-type="float" office:value="8042" calcext:value-type="float">
            <text:p>8042</text:p>
          </table:table-cell>
          <table:table-cell table:style-name="ce2" office:value-type="float" office:value="8438" calcext:value-type="float">
            <text:p>8438</text:p>
          </table:table-cell>
          <table:table-cell table:style-name="ce2" office:value-type="float" office:value="7768" calcext:value-type="float">
            <text:p>7768</text:p>
          </table:table-cell>
          <table:table-cell table:style-name="ce2" office:value-type="float" office:value="432.29" calcext:value-type="float">
            <text:p>432.29</text:p>
          </table:table-cell>
          <table:table-cell/>
          <table:table-cell table:style-name="ce3" table:formula="of:=[.C46]*0.4752" office:value-type="float" office:value="3821.5584" calcext:value-type="float">
            <text:p>3,821.56</text:p>
          </table:table-cell>
          <table:table-cell table:formula="of:=[.$H$130] - [.H46]" office:value-type="float" office:value="4119.0336" calcext:value-type="float">
            <text:p>4,119.03</text:p>
          </table:table-cell>
          <table:table-cell table:style-name="ce3" table:formula="of:=[.$H$96] - [.H46]" office:value-type="float" office:value="3513.1536" calcext:value-type="float">
            <text:p>3,513.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30.04.2020</text:p>
          </table:table-cell>
          <table:table-cell table:style-name="ce2" office:value-type="float" office:value="8580" calcext:value-type="float">
            <text:p>8580</text:p>
          </table:table-cell>
          <table:table-cell table:style-name="ce2" office:value-type="float" office:value="8188" calcext:value-type="float">
            <text:p>8188</text:p>
          </table:table-cell>
          <table:table-cell table:style-name="ce2" office:value-type="float" office:value="8720" calcext:value-type="float">
            <text:p>8720</text:p>
          </table:table-cell>
          <table:table-cell table:style-name="ce2" office:value-type="float" office:value="7918" calcext:value-type="float">
            <text:p>7918</text:p>
          </table:table-cell>
          <table:table-cell table:style-name="ce2" office:value-type="float" office:value="255.886" calcext:value-type="float">
            <text:p>255.886</text:p>
          </table:table-cell>
          <table:table-cell/>
          <table:table-cell table:style-name="ce3" table:formula="of:=[.C47]*0.4752" office:value-type="float" office:value="3890.9376" calcext:value-type="float">
            <text:p>3,890.94</text:p>
          </table:table-cell>
          <table:table-cell table:formula="of:=[.$H$130] - [.H47]" office:value-type="float" office:value="4049.6544" calcext:value-type="float">
            <text:p>4,049.65</text:p>
          </table:table-cell>
          <table:table-cell table:style-name="ce3" table:formula="of:=[.$H$96] - [.H47]" office:value-type="float" office:value="3443.7744" calcext:value-type="float">
            <text:p>3,443.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9.04.2020</text:p>
          </table:table-cell>
          <table:table-cell table:style-name="ce2" office:value-type="float" office:value="8170" calcext:value-type="float">
            <text:p>8170</text:p>
          </table:table-cell>
          <table:table-cell table:style-name="ce2" office:value-type="float" office:value="8414" calcext:value-type="float">
            <text:p>8414</text:p>
          </table:table-cell>
          <table:table-cell table:style-name="ce2" office:value-type="float" office:value="8498" calcext:value-type="float">
            <text:p>8498</text:p>
          </table:table-cell>
          <table:table-cell table:style-name="ce2" office:value-type="float" office:value="7840" calcext:value-type="float">
            <text:p>7840</text:p>
          </table:table-cell>
          <table:table-cell table:style-name="ce2" office:value-type="float" office:value="350.306" calcext:value-type="float">
            <text:p>350.306</text:p>
          </table:table-cell>
          <table:table-cell/>
          <table:table-cell table:style-name="ce3" table:formula="of:=[.C48]*0.4752" office:value-type="float" office:value="3998.3328" calcext:value-type="float">
            <text:p>3,998.33</text:p>
          </table:table-cell>
          <table:table-cell table:formula="of:=[.$H$130] - [.H48]" office:value-type="float" office:value="3942.2592" calcext:value-type="float">
            <text:p>3,942.26</text:p>
          </table:table-cell>
          <table:table-cell table:style-name="ce3" table:formula="of:=[.$H$96] - [.H48]" office:value-type="float" office:value="3336.3792" calcext:value-type="float">
            <text:p>3,336.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8.04.2020</text:p>
          </table:table-cell>
          <table:table-cell table:style-name="ce2" office:value-type="float" office:value="8140" calcext:value-type="float">
            <text:p>8140</text:p>
          </table:table-cell>
          <table:table-cell table:style-name="ce2" office:value-type="float" office:value="8026" calcext:value-type="float">
            <text:p>8026</text:p>
          </table:table-cell>
          <table:table-cell table:style-name="ce2" office:value-type="float" office:value="8800" calcext:value-type="float">
            <text:p>8800</text:p>
          </table:table-cell>
          <table:table-cell table:style-name="ce2" office:value-type="float" office:value="7830" calcext:value-type="float">
            <text:p>7830</text:p>
          </table:table-cell>
          <table:table-cell table:style-name="ce2" office:value-type="float" office:value="716.24" calcext:value-type="float">
            <text:p>716.24</text:p>
          </table:table-cell>
          <table:table-cell/>
          <table:table-cell table:style-name="ce3" table:formula="of:=[.C49]*0.4752" office:value-type="float" office:value="3813.9552" calcext:value-type="float">
            <text:p>3,813.96</text:p>
          </table:table-cell>
          <table:table-cell table:formula="of:=[.$H$130] - [.H49]" office:value-type="float" office:value="4126.6368" calcext:value-type="float">
            <text:p>4,126.64</text:p>
          </table:table-cell>
          <table:table-cell table:style-name="ce3" table:formula="of:=[.$H$96] - [.H49]" office:value-type="float" office:value="3520.7568" calcext:value-type="float">
            <text:p>3,520.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7.04.2020</text:p>
          </table:table-cell>
          <table:table-cell table:style-name="ce2" office:value-type="float" office:value="7850" calcext:value-type="float">
            <text:p>7850</text:p>
          </table:table-cell>
          <table:table-cell table:style-name="ce2" office:value-type="float" office:value="7960" calcext:value-type="float">
            <text:p>796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7576" calcext:value-type="float">
            <text:p>7576</text:p>
          </table:table-cell>
          <table:table-cell table:style-name="ce2" office:value-type="float" office:value="585.56" calcext:value-type="float">
            <text:p>585.56</text:p>
          </table:table-cell>
          <table:table-cell/>
          <table:table-cell table:style-name="ce3" table:formula="of:=[.C50]*0.4752" office:value-type="float" office:value="3782.592" calcext:value-type="float">
            <text:p>3,782.59</text:p>
          </table:table-cell>
          <table:table-cell table:formula="of:=[.$H$130] - [.H50]" office:value-type="float" office:value="4158" calcext:value-type="float">
            <text:p>4,158.00</text:p>
          </table:table-cell>
          <table:table-cell table:style-name="ce3" table:formula="of:=[.$H$96] - [.H50]" office:value-type="float" office:value="3552.12" calcext:value-type="float">
            <text:p>3,552.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4.04.2020</text:p>
          </table:table-cell>
          <table:table-cell table:style-name="ce2" office:value-type="float" office:value="7650" calcext:value-type="float">
            <text:p>7650</text:p>
          </table:table-cell>
          <table:table-cell table:style-name="ce2" office:value-type="float" office:value="7258" calcext:value-type="float">
            <text:p>7258</text:p>
          </table:table-cell>
          <table:table-cell table:style-name="ce2" office:value-type="float" office:value="7800" calcext:value-type="float">
            <text:p>7800</text:p>
          </table:table-cell>
          <table:table-cell table:style-name="ce2" office:value-type="float" office:value="7020" calcext:value-type="float">
            <text:p>7020</text:p>
          </table:table-cell>
          <table:table-cell table:style-name="ce2" office:value-type="float" office:value="474.88" calcext:value-type="float">
            <text:p>474.88</text:p>
          </table:table-cell>
          <table:table-cell/>
          <table:table-cell table:style-name="ce3" table:formula="of:=[.C51]*0.4752" office:value-type="float" office:value="3449.0016" calcext:value-type="float">
            <text:p>3,449.00</text:p>
          </table:table-cell>
          <table:table-cell table:formula="of:=[.$H$130] - [.H51]" office:value-type="float" office:value="4491.5904" calcext:value-type="float">
            <text:p>4,491.59</text:p>
          </table:table-cell>
          <table:table-cell table:style-name="ce3" table:formula="of:=[.$H$96] - [.H51]" office:value-type="float" office:value="3885.7104" calcext:value-type="float">
            <text:p>3,885.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3.04.2020</text:p>
          </table:table-cell>
          <table:table-cell table:style-name="ce2" office:value-type="float" office:value="7960" calcext:value-type="float">
            <text:p>7960</text:p>
          </table:table-cell>
          <table:table-cell table:style-name="ce2" office:value-type="float" office:value="7782" calcext:value-type="float">
            <text:p>7782</text:p>
          </table:table-cell>
          <table:table-cell table:style-name="ce2" office:value-type="float" office:value="7988" calcext:value-type="float">
            <text:p>7988</text:p>
          </table:table-cell>
          <table:table-cell table:style-name="ce2" office:value-type="float" office:value="7710" calcext:value-type="float">
            <text:p>7710</text:p>
          </table:table-cell>
          <table:table-cell table:style-name="ce2" office:value-type="float" office:value="187.737" calcext:value-type="float">
            <text:p>187.737</text:p>
          </table:table-cell>
          <table:table-cell/>
          <table:table-cell table:style-name="ce3" table:formula="of:=[.C52]*0.4752" office:value-type="float" office:value="3698.0064" calcext:value-type="float">
            <text:p>3,698.01</text:p>
          </table:table-cell>
          <table:table-cell table:formula="of:=[.$H$130] - [.H52]" office:value-type="float" office:value="4242.5856" calcext:value-type="float">
            <text:p>4,242.59</text:p>
          </table:table-cell>
          <table:table-cell table:style-name="ce3" table:formula="of:=[.$H$96] - [.H52]" office:value-type="float" office:value="3636.7056" calcext:value-type="float">
            <text:p>3,636.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2.04.2020</text:p>
          </table:table-cell>
          <table:table-cell table:style-name="ce2" office:value-type="float" office:value="8120" calcext:value-type="float">
            <text:p>8120</text:p>
          </table:table-cell>
          <table:table-cell table:style-name="ce2" office:value-type="float" office:value="7938" calcext:value-type="float">
            <text:p>7938</text:p>
          </table:table-cell>
          <table:table-cell table:style-name="ce2" office:value-type="float" office:value="8154" calcext:value-type="float">
            <text:p>8154</text:p>
          </table:table-cell>
          <table:table-cell table:style-name="ce2" office:value-type="float" office:value="7788" calcext:value-type="float">
            <text:p>7788</text:p>
          </table:table-cell>
          <table:table-cell table:style-name="ce2" office:value-type="float" office:value="252.262" calcext:value-type="float">
            <text:p>252.262</text:p>
          </table:table-cell>
          <table:table-cell/>
          <table:table-cell table:style-name="ce3" table:formula="of:=[.C53]*0.4752" office:value-type="float" office:value="3772.1376" calcext:value-type="float">
            <text:p>3,772.14</text:p>
          </table:table-cell>
          <table:table-cell table:formula="of:=[.$H$130] - [.H53]" office:value-type="float" office:value="4168.4544" calcext:value-type="float">
            <text:p>4,168.45</text:p>
          </table:table-cell>
          <table:table-cell table:style-name="ce3" table:formula="of:=[.$H$96] - [.H53]" office:value-type="float" office:value="3562.5744" calcext:value-type="float">
            <text:p>3,562.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1.04.2020</text:p>
          </table:table-cell>
          <table:table-cell table:style-name="ce2" office:value-type="float" office:value="8232" calcext:value-type="float">
            <text:p>8232</text:p>
          </table:table-cell>
          <table:table-cell table:style-name="ce2" office:value-type="float" office:value="8108" calcext:value-type="float">
            <text:p>8108</text:p>
          </table:table-cell>
          <table:table-cell table:style-name="ce2" office:value-type="float" office:value="8330" calcext:value-type="float">
            <text:p>833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60.166" calcext:value-type="float">
            <text:p>260.166</text:p>
          </table:table-cell>
          <table:table-cell/>
          <table:table-cell table:style-name="ce3" table:formula="of:=[.C54]*0.4752" office:value-type="float" office:value="3852.9216" calcext:value-type="float">
            <text:p>3,852.92</text:p>
          </table:table-cell>
          <table:table-cell table:formula="of:=[.$H$130] - [.H54]" office:value-type="float" office:value="4087.6704" calcext:value-type="float">
            <text:p>4,087.67</text:p>
          </table:table-cell>
          <table:table-cell table:style-name="ce3" table:formula="of:=[.$H$96] - [.H54]" office:value-type="float" office:value="3481.7904" calcext:value-type="float">
            <text:p>3,481.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.04.2020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8438" calcext:value-type="float">
            <text:p>8438</text:p>
          </table:table-cell>
          <table:table-cell table:style-name="ce2" office:value-type="float" office:value="8562" calcext:value-type="float">
            <text:p>8562</text:p>
          </table:table-cell>
          <table:table-cell table:style-name="ce2" office:value-type="float" office:value="8244" calcext:value-type="float">
            <text:p>8244</text:p>
          </table:table-cell>
          <table:table-cell table:style-name="ce2" office:value-type="float" office:value="261.716" calcext:value-type="float">
            <text:p>261.716</text:p>
          </table:table-cell>
          <table:table-cell/>
          <table:table-cell table:style-name="ce3" table:formula="of:=[.C55]*0.4752" office:value-type="float" office:value="4009.7376" calcext:value-type="float">
            <text:p>4,009.74</text:p>
          </table:table-cell>
          <table:table-cell table:formula="of:=[.$H$130] - [.H55]" office:value-type="float" office:value="3930.8544" calcext:value-type="float">
            <text:p>3,930.85</text:p>
          </table:table-cell>
          <table:table-cell table:style-name="ce3" table:formula="of:=[.$H$96] - [.H55]" office:value-type="float" office:value="3324.9744" calcext:value-type="float">
            <text:p>3,324.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7.04.2020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8320" calcext:value-type="float">
            <text:p>8320</text:p>
          </table:table-cell>
          <table:table-cell table:style-name="ce2" office:value-type="float" office:value="8468" calcext:value-type="float">
            <text:p>8468</text:p>
          </table:table-cell>
          <table:table-cell table:style-name="ce2" office:value-type="float" office:value="8100" calcext:value-type="float">
            <text:p>8100</text:p>
          </table:table-cell>
          <table:table-cell table:style-name="ce2" office:value-type="float" office:value="142.649" calcext:value-type="float">
            <text:p>142.649</text:p>
          </table:table-cell>
          <table:table-cell/>
          <table:table-cell table:style-name="ce3" table:formula="of:=[.C56]*0.4752" office:value-type="float" office:value="3953.664" calcext:value-type="float">
            <text:p>3,953.66</text:p>
          </table:table-cell>
          <table:table-cell table:formula="of:=[.$H$130] - [.H56]" office:value-type="float" office:value="3986.928" calcext:value-type="float">
            <text:p>3,986.93</text:p>
          </table:table-cell>
          <table:table-cell table:style-name="ce3" table:formula="of:=[.$H$96] - [.H56]" office:value-type="float" office:value="3381.048" calcext:value-type="float">
            <text:p>3,381.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6.04.2020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8160" calcext:value-type="float">
            <text:p>8160</text:p>
          </table:table-cell>
          <table:table-cell table:style-name="ce2" office:value-type="float" office:value="8460" calcext:value-type="float">
            <text:p>8460</text:p>
          </table:table-cell>
          <table:table-cell table:style-name="ce2" office:value-type="float" office:value="8044" calcext:value-type="float">
            <text:p>8044</text:p>
          </table:table-cell>
          <table:table-cell table:style-name="ce2" office:value-type="float" office:value="251.664" calcext:value-type="float">
            <text:p>251.664</text:p>
          </table:table-cell>
          <table:table-cell/>
          <table:table-cell table:style-name="ce3" table:formula="of:=[.C57]*0.4752" office:value-type="float" office:value="3877.632" calcext:value-type="float">
            <text:p>3,877.63</text:p>
          </table:table-cell>
          <table:table-cell table:formula="of:=[.$H$130] - [.H57]" office:value-type="float" office:value="4062.96" calcext:value-type="float">
            <text:p>4,062.96</text:p>
          </table:table-cell>
          <table:table-cell table:style-name="ce3" table:formula="of:=[.$H$96] - [.H57]" office:value-type="float" office:value="3457.08" calcext:value-type="float">
            <text:p>3,457.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5.04.2020</text:p>
          </table:table-cell>
          <table:table-cell table:style-name="ce2" office:value-type="float" office:value="8900" calcext:value-type="float">
            <text:p>8900</text:p>
          </table:table-cell>
          <table:table-cell table:style-name="ce2" office:value-type="float" office:value="8376" calcext:value-type="float">
            <text:p>8376</text:p>
          </table:table-cell>
          <table:table-cell table:style-name="ce2" office:value-type="float" office:value="8910" calcext:value-type="float">
            <text:p>8910</text:p>
          </table:table-cell>
          <table:table-cell table:style-name="ce2" office:value-type="float" office:value="8260" calcext:value-type="float">
            <text:p>8260</text:p>
          </table:table-cell>
          <table:table-cell table:style-name="ce2" office:value-type="float" office:value="314.772" calcext:value-type="float">
            <text:p>314.772</text:p>
          </table:table-cell>
          <table:table-cell/>
          <table:table-cell table:style-name="ce3" table:formula="of:=[.C58]*0.4752" office:value-type="float" office:value="3980.2752" calcext:value-type="float">
            <text:p>3,980.28</text:p>
          </table:table-cell>
          <table:table-cell table:formula="of:=[.$H$130] - [.H58]" office:value-type="float" office:value="3960.3168" calcext:value-type="float">
            <text:p>3,960.32</text:p>
          </table:table-cell>
          <table:table-cell table:style-name="ce3" table:formula="of:=[.$H$96] - [.H58]" office:value-type="float" office:value="3354.4368" calcext:value-type="float">
            <text:p>3,354.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4.04.2020</text:p>
          </table:table-cell>
          <table:table-cell table:style-name="ce2" office:value-type="float" office:value="9390" calcext:value-type="float">
            <text:p>9390</text:p>
          </table:table-cell>
          <table:table-cell table:style-name="ce2" office:value-type="float" office:value="8896" calcext:value-type="float">
            <text:p>8896</text:p>
          </table:table-cell>
          <table:table-cell table:style-name="ce2" office:value-type="float" office:value="9390" calcext:value-type="float">
            <text:p>9390</text:p>
          </table:table-cell>
          <table:table-cell table:style-name="ce2" office:value-type="float" office:value="8760" calcext:value-type="float">
            <text:p>8760</text:p>
          </table:table-cell>
          <table:table-cell table:style-name="ce2" office:value-type="float" office:value="652.659" calcext:value-type="float">
            <text:p>652.659</text:p>
          </table:table-cell>
          <table:table-cell/>
          <table:table-cell table:style-name="ce3" table:formula="of:=[.C59]*0.4752" office:value-type="float" office:value="4227.3792" calcext:value-type="float">
            <text:p>4,227.38</text:p>
          </table:table-cell>
          <table:table-cell table:formula="of:=[.$H$130] - [.H59]" office:value-type="float" office:value="3713.2128" calcext:value-type="float">
            <text:p>3,713.21</text:p>
          </table:table-cell>
          <table:table-cell table:style-name="ce3" table:formula="of:=[.$H$96] - [.H59]" office:value-type="float" office:value="3107.3328" calcext:value-type="float">
            <text:p>3,107.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9.04.2020</text:p>
          </table:table-cell>
          <table:table-cell table:number-columns-repeated="2" table:style-name="ce2" office:value-type="float" office:value="8928" calcext:value-type="float">
            <text:p>8928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8680" calcext:value-type="float">
            <text:p>8680</text:p>
          </table:table-cell>
          <table:table-cell table:style-name="ce2" office:value-type="float" office:value="280.964" calcext:value-type="float">
            <text:p>280.964</text:p>
          </table:table-cell>
          <table:table-cell/>
          <table:table-cell table:style-name="ce3" table:formula="of:=[.C60]*0.4752" office:value-type="float" office:value="4242.5856" calcext:value-type="float">
            <text:p>4,242.59</text:p>
          </table:table-cell>
          <table:table-cell table:formula="of:=[.$H$130] - [.H60]" office:value-type="float" office:value="3698.0064" calcext:value-type="float">
            <text:p>3,698.01</text:p>
          </table:table-cell>
          <table:table-cell table:style-name="ce3" table:formula="of:=[.$H$96] - [.H60]" office:value-type="float" office:value="3092.1264" calcext:value-type="float">
            <text:p>3,092.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8.04.2020</text:p>
          </table:table-cell>
          <table:table-cell table:style-name="ce2" office:value-type="float" office:value="8838" calcext:value-type="float">
            <text:p>8838</text:p>
          </table:table-cell>
          <table:table-cell table:style-name="ce2" office:value-type="float" office:value="8760" calcext:value-type="float">
            <text:p>8760</text:p>
          </table:table-cell>
          <table:table-cell table:style-name="ce2" office:value-type="float" office:value="8978" calcext:value-type="float">
            <text:p>8978</text:p>
          </table:table-cell>
          <table:table-cell table:style-name="ce2" office:value-type="float" office:value="8640" calcext:value-type="float">
            <text:p>8640</text:p>
          </table:table-cell>
          <table:table-cell table:style-name="ce2" office:value-type="float" office:value="186.266" calcext:value-type="float">
            <text:p>186.266</text:p>
          </table:table-cell>
          <table:table-cell/>
          <table:table-cell table:style-name="ce3" table:formula="of:=[.C61]*0.4752" office:value-type="float" office:value="4162.752" calcext:value-type="float">
            <text:p>4,162.75</text:p>
          </table:table-cell>
          <table:table-cell table:formula="of:=[.$H$130] - [.H61]" office:value-type="float" office:value="3777.84" calcext:value-type="float">
            <text:p>3,777.84</text:p>
          </table:table-cell>
          <table:table-cell table:style-name="ce3" table:formula="of:=[.$H$96] - [.H61]" office:value-type="float" office:value="3171.96" calcext:value-type="float">
            <text:p>3,171.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7.04.2020</text:p>
          </table:table-cell>
          <table:table-cell table:style-name="ce2" office:value-type="float" office:value="8898" calcext:value-type="float">
            <text:p>8898</text:p>
          </table:table-cell>
          <table:table-cell table:style-name="ce2" office:value-type="float" office:value="8838" calcext:value-type="float">
            <text:p>8838</text:p>
          </table:table-cell>
          <table:table-cell table:style-name="ce2" office:value-type="float" office:value="9382" calcext:value-type="float">
            <text:p>9382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420.856" calcext:value-type="float">
            <text:p>420.856</text:p>
          </table:table-cell>
          <table:table-cell/>
          <table:table-cell table:style-name="ce3" table:formula="of:=[.C62]*0.4752" office:value-type="float" office:value="4199.8176" calcext:value-type="float">
            <text:p>4,199.82</text:p>
          </table:table-cell>
          <table:table-cell table:formula="of:=[.$H$130] - [.H62]" office:value-type="float" office:value="3740.7744" calcext:value-type="float">
            <text:p>3,740.77</text:p>
          </table:table-cell>
          <table:table-cell table:style-name="ce3" table:formula="of:=[.$H$96] - [.H62]" office:value-type="float" office:value="3134.8944" calcext:value-type="float">
            <text:p>3,134.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6.04.2020</text:p>
          </table:table-cell>
          <table:table-cell table:style-name="ce2" office:value-type="float" office:value="8480" calcext:value-type="float">
            <text:p>8480</text:p>
          </table:table-cell>
          <table:table-cell table:number-columns-repeated="2" table:style-name="ce2" office:value-type="float" office:value="8750" calcext:value-type="float">
            <text:p>8750</text:p>
          </table:table-cell>
          <table:table-cell table:style-name="ce2" office:value-type="float" office:value="8240" calcext:value-type="float">
            <text:p>8240</text:p>
          </table:table-cell>
          <table:table-cell table:style-name="ce2" office:value-type="float" office:value="295.436" calcext:value-type="float">
            <text:p>295.436</text:p>
          </table:table-cell>
          <table:table-cell/>
          <table:table-cell table:style-name="ce3" table:formula="of:=[.C63]*0.4752" office:value-type="float" office:value="4158" calcext:value-type="float">
            <text:p>4,158.00</text:p>
          </table:table-cell>
          <table:table-cell table:formula="of:=[.$H$130] - [.H63]" office:value-type="float" office:value="3782.592" calcext:value-type="float">
            <text:p>3,782.59</text:p>
          </table:table-cell>
          <table:table-cell table:style-name="ce3" table:formula="of:=[.$H$96] - [.H63]" office:value-type="float" office:value="3176.712" calcext:value-type="float">
            <text:p>3,176.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3.04.2020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8018" calcext:value-type="float">
            <text:p>8018</text:p>
          </table:table-cell>
          <table:table-cell table:style-name="ce2" office:value-type="float" office:value="8204" calcext:value-type="float">
            <text:p>8204</text:p>
          </table:table-cell>
          <table:table-cell table:style-name="ce2" office:value-type="float" office:value="7806" calcext:value-type="float">
            <text:p>7806</text:p>
          </table:table-cell>
          <table:table-cell table:style-name="ce2" office:value-type="float" office:value="326.076" calcext:value-type="float">
            <text:p>326.076</text:p>
          </table:table-cell>
          <table:table-cell/>
          <table:table-cell table:style-name="ce3" table:formula="of:=[.C64]*0.4752" office:value-type="float" office:value="3810.1536" calcext:value-type="float">
            <text:p>3,810.15</text:p>
          </table:table-cell>
          <table:table-cell table:formula="of:=[.$H$130] - [.H64]" office:value-type="float" office:value="4130.4384" calcext:value-type="float">
            <text:p>4,130.44</text:p>
          </table:table-cell>
          <table:table-cell table:style-name="ce3" table:formula="of:=[.$H$96] - [.H64]" office:value-type="float" office:value="3524.5584" calcext:value-type="float">
            <text:p>3,524.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2.04.2020</text:p>
          </table:table-cell>
          <table:table-cell table:style-name="ce2" office:value-type="float" office:value="8090" calcext:value-type="float">
            <text:p>8090</text:p>
          </table:table-cell>
          <table:table-cell table:style-name="ce2" office:value-type="float" office:value="7960" calcext:value-type="float">
            <text:p>7960</text:p>
          </table:table-cell>
          <table:table-cell table:style-name="ce2" office:value-type="float" office:value="8168" calcext:value-type="float">
            <text:p>8168</text:p>
          </table:table-cell>
          <table:table-cell table:style-name="ce2" office:value-type="float" office:value="7878" calcext:value-type="float">
            <text:p>7878</text:p>
          </table:table-cell>
          <table:table-cell table:style-name="ce2" office:value-type="float" office:value="392.551" calcext:value-type="float">
            <text:p>392.551</text:p>
          </table:table-cell>
          <table:table-cell/>
          <table:table-cell table:style-name="ce3" table:formula="of:=[.C65]*0.4752" office:value-type="float" office:value="3782.592" calcext:value-type="float">
            <text:p>3,782.59</text:p>
          </table:table-cell>
          <table:table-cell table:formula="of:=[.$H$130] - [.H65]" office:value-type="float" office:value="4158" calcext:value-type="float">
            <text:p>4,158.00</text:p>
          </table:table-cell>
          <table:table-cell table:style-name="ce3" table:formula="of:=[.$H$96] - [.H65]" office:value-type="float" office:value="3552.12" calcext:value-type="float">
            <text:p>3,552.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1.04.2020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8126" calcext:value-type="float">
            <text:p>8126</text:p>
          </table:table-cell>
          <table:table-cell table:style-name="ce2" office:value-type="float" office:value="8550" calcext:value-type="float">
            <text:p>8550</text:p>
          </table:table-cell>
          <table:table-cell table:style-name="ce2" office:value-type="float" office:value="8012" calcext:value-type="float">
            <text:p>8012</text:p>
          </table:table-cell>
          <table:table-cell table:style-name="ce2" office:value-type="float" office:value="309.907" calcext:value-type="float">
            <text:p>309.907</text:p>
          </table:table-cell>
          <table:table-cell/>
          <table:table-cell table:style-name="ce3" table:formula="of:=[.C66]*0.4752" office:value-type="float" office:value="3861.4752" calcext:value-type="float">
            <text:p>3,861.48</text:p>
          </table:table-cell>
          <table:table-cell table:formula="of:=[.$H$130] - [.H66]" office:value-type="float" office:value="4079.1168" calcext:value-type="float">
            <text:p>4,079.12</text:p>
          </table:table-cell>
          <table:table-cell table:style-name="ce3" table:formula="of:=[.$H$96] - [.H66]" office:value-type="float" office:value="3473.2368" calcext:value-type="float">
            <text:p>3,473.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31.03.2020</text:p>
          </table:table-cell>
          <table:table-cell table:style-name="ce2" office:value-type="float" office:value="8870" calcext:value-type="float">
            <text:p>8870</text:p>
          </table:table-cell>
          <table:table-cell table:style-name="ce2" office:value-type="float" office:value="8640" calcext:value-type="float">
            <text:p>8640</text:p>
          </table:table-cell>
          <table:table-cell table:style-name="ce2" office:value-type="float" office:value="9110" calcext:value-type="float">
            <text:p>9110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311.621" calcext:value-type="float">
            <text:p>311.621</text:p>
          </table:table-cell>
          <table:table-cell/>
          <table:table-cell table:style-name="ce3" table:formula="of:=[.C67]*0.4752" office:value-type="float" office:value="4105.728" calcext:value-type="float">
            <text:p>4,105.73</text:p>
          </table:table-cell>
          <table:table-cell table:formula="of:=[.$H$130] - [.H67]" office:value-type="float" office:value="3834.864" calcext:value-type="float">
            <text:p>3,834.86</text:p>
          </table:table-cell>
          <table:table-cell table:style-name="ce3" table:formula="of:=[.$H$96] - [.H67]" office:value-type="float" office:value="3228.984" calcext:value-type="float">
            <text:p>3,228.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30.03.2020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8798" calcext:value-type="float">
            <text:p>8798</text:p>
          </table:table-cell>
          <table:table-cell table:style-name="ce2" office:value-type="float" office:value="9510" calcext:value-type="float">
            <text:p>9510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242.13" calcext:value-type="float">
            <text:p>242.13</text:p>
          </table:table-cell>
          <table:table-cell/>
          <table:table-cell table:style-name="ce3" table:formula="of:=[.C68]*0.4752" office:value-type="float" office:value="4180.8096" calcext:value-type="float">
            <text:p>4,180.81</text:p>
          </table:table-cell>
          <table:table-cell table:formula="of:=[.$H$130] - [.H68]" office:value-type="float" office:value="3759.7824" calcext:value-type="float">
            <text:p>3,759.78</text:p>
          </table:table-cell>
          <table:table-cell table:style-name="ce3" table:formula="of:=[.$H$96] - [.H68]" office:value-type="float" office:value="3153.9024" calcext:value-type="float">
            <text:p>3,153.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7.03.2020</text:p>
          </table:table-cell>
          <table:table-cell table:style-name="ce2" office:value-type="float" office:value="9710" calcext:value-type="float">
            <text:p>9710</text:p>
          </table:table-cell>
          <table:table-cell table:style-name="ce2" office:value-type="float" office:value="9216" calcext:value-type="float">
            <text:p>9216</text:p>
          </table:table-cell>
          <table:table-cell table:style-name="ce2" office:value-type="float" office:value="9748" calcext:value-type="float">
            <text:p>9748</text:p>
          </table:table-cell>
          <table:table-cell table:style-name="ce2" office:value-type="float" office:value="9040" calcext:value-type="float">
            <text:p>9040</text:p>
          </table:table-cell>
          <table:table-cell table:style-name="ce2" office:value-type="float" office:value="180.366" calcext:value-type="float">
            <text:p>180.366</text:p>
          </table:table-cell>
          <table:table-cell/>
          <table:table-cell table:style-name="ce3" table:formula="of:=[.C69]*0.4752" office:value-type="float" office:value="4379.4432" calcext:value-type="float">
            <text:p>4,379.44</text:p>
          </table:table-cell>
          <table:table-cell table:formula="of:=[.$H$130] - [.H69]" office:value-type="float" office:value="3561.1488" calcext:value-type="float">
            <text:p>3,561.15</text:p>
          </table:table-cell>
          <table:table-cell table:style-name="ce3" table:formula="of:=[.$H$96] - [.H69]" office:value-type="float" office:value="2955.2688" calcext:value-type="float">
            <text:p>2,955.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6.03.2020</text:p>
          </table:table-cell>
          <table:table-cell table:style-name="ce2" office:value-type="float" office:value="9480" calcext:value-type="float">
            <text:p>9480</text:p>
          </table:table-cell>
          <table:table-cell table:number-columns-repeated="2" table:style-name="ce2" office:value-type="float" office:value="9800" calcext:value-type="float">
            <text:p>9800</text:p>
          </table:table-cell>
          <table:table-cell table:style-name="ce2" office:value-type="float" office:value="9176" calcext:value-type="float">
            <text:p>9176</text:p>
          </table:table-cell>
          <table:table-cell table:style-name="ce2" office:value-type="float" office:value="149.698" calcext:value-type="float">
            <text:p>149.698</text:p>
          </table:table-cell>
          <table:table-cell/>
          <table:table-cell table:style-name="ce3" table:formula="of:=[.C70]*0.4752" office:value-type="float" office:value="4656.96" calcext:value-type="float">
            <text:p>4,656.96</text:p>
          </table:table-cell>
          <table:table-cell table:formula="of:=[.$H$130] - [.H70]" office:value-type="float" office:value="3283.632" calcext:value-type="float">
            <text:p>3,283.63</text:p>
          </table:table-cell>
          <table:table-cell table:style-name="ce3" table:formula="of:=[.$H$96] - [.H70]" office:value-type="float" office:value="2677.752" calcext:value-type="float">
            <text:p>2,677.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5.03.2020</text:p>
          </table:table-cell>
          <table:table-cell table:style-name="ce2" office:value-type="float" office:value="10200" calcext:value-type="float">
            <text:p>10200</text:p>
          </table:table-cell>
          <table:table-cell table:style-name="ce2" office:value-type="float" office:value="10025" calcext:value-type="float">
            <text:p>10025</text:p>
          </table:table-cell>
          <table:table-cell table:style-name="ce2" office:value-type="float" office:value="10585" calcext:value-type="float">
            <text:p>10585</text:p>
          </table:table-cell>
          <table:table-cell table:style-name="ce2" office:value-type="float" office:value="9298" calcext:value-type="float">
            <text:p>9298</text:p>
          </table:table-cell>
          <table:table-cell table:style-name="ce2" office:value-type="float" office:value="615.814" calcext:value-type="float">
            <text:p>615.814</text:p>
          </table:table-cell>
          <table:table-cell/>
          <table:table-cell table:style-name="ce3" table:formula="of:=[.C71]*0.4752" office:value-type="float" office:value="4763.88" calcext:value-type="float">
            <text:p>4,763.88</text:p>
          </table:table-cell>
          <table:table-cell table:formula="of:=[.$H$130] - [.H71]" office:value-type="float" office:value="3176.712" calcext:value-type="float">
            <text:p>3,176.71</text:p>
          </table:table-cell>
          <table:table-cell table:style-name="ce3" table:formula="of:=[.$H$96] - [.H71]" office:value-type="float" office:value="2570.832" calcext:value-type="float">
            <text:p>2,570.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4.03.2020</text:p>
          </table:table-cell>
          <table:table-cell table:style-name="ce2" office:value-type="float" office:value="9270" calcext:value-type="float">
            <text:p>9270</text:p>
          </table:table-cell>
          <table:table-cell table:style-name="ce2" office:value-type="float" office:value="9610" calcext:value-type="float">
            <text:p>9610</text:p>
          </table:table-cell>
          <table:table-cell table:style-name="ce2" office:value-type="float" office:value="9848" calcext:value-type="float">
            <text:p>9848</text:p>
          </table:table-cell>
          <table:table-cell table:style-name="ce2" office:value-type="float" office:value="8950" calcext:value-type="float">
            <text:p>8950</text:p>
          </table:table-cell>
          <table:table-cell table:style-name="ce2" office:value-type="float" office:value="227.236" calcext:value-type="float">
            <text:p>227.236</text:p>
          </table:table-cell>
          <table:table-cell/>
          <table:table-cell table:style-name="ce3" table:formula="of:=[.C72]*0.4752" office:value-type="float" office:value="4566.672" calcext:value-type="float">
            <text:p>4,566.67</text:p>
          </table:table-cell>
          <table:table-cell table:formula="of:=[.$H$130] - [.H72]" office:value-type="float" office:value="3373.92" calcext:value-type="float">
            <text:p>3,373.92</text:p>
          </table:table-cell>
          <table:table-cell table:style-name="ce3" table:formula="of:=[.$H$96] - [.H72]" office:value-type="float" office:value="2768.04" calcext:value-type="float">
            <text:p>2,768.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3.03.2020</text:p>
          </table:table-cell>
          <table:table-cell table:style-name="ce2" office:value-type="float" office:value="8800" calcext:value-type="float">
            <text:p>8800</text:p>
          </table:table-cell>
          <table:table-cell table:style-name="ce2" office:value-type="float" office:value="8900" calcext:value-type="float">
            <text:p>8900</text:p>
          </table:table-cell>
          <table:table-cell table:style-name="ce2" office:value-type="float" office:value="9030" calcext:value-type="float">
            <text:p>9030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243.056" calcext:value-type="float">
            <text:p>243.056</text:p>
          </table:table-cell>
          <table:table-cell/>
          <table:table-cell table:style-name="ce3" table:formula="of:=[.C73]*0.4752" office:value-type="float" office:value="4229.28" calcext:value-type="float">
            <text:p>4,229.28</text:p>
          </table:table-cell>
          <table:table-cell table:formula="of:=[.$H$130] - [.H73]" office:value-type="float" office:value="3711.312" calcext:value-type="float">
            <text:p>3,711.31</text:p>
          </table:table-cell>
          <table:table-cell table:style-name="ce3" table:formula="of:=[.$H$96] - [.H73]" office:value-type="float" office:value="3105.432" calcext:value-type="float">
            <text:p>3,105.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.03.2020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9698" calcext:value-type="float">
            <text:p>9698</text:p>
          </table:table-cell>
          <table:table-cell table:style-name="ce2" office:value-type="float" office:value="9100" calcext:value-type="float">
            <text:p>9100</text:p>
          </table:table-cell>
          <table:table-cell table:style-name="ce2" office:value-type="float" office:value="242.974" calcext:value-type="float">
            <text:p>242.974</text:p>
          </table:table-cell>
          <table:table-cell/>
          <table:table-cell table:style-name="ce3" table:formula="of:=[.C74]*0.4752" office:value-type="float" office:value="4371.84" calcext:value-type="float">
            <text:p>4,371.84</text:p>
          </table:table-cell>
          <table:table-cell table:formula="of:=[.$H$130] - [.H74]" office:value-type="float" office:value="3568.752" calcext:value-type="float">
            <text:p>3,568.75</text:p>
          </table:table-cell>
          <table:table-cell table:style-name="ce3" table:formula="of:=[.$H$96] - [.H74]" office:value-type="float" office:value="2962.872" calcext:value-type="float">
            <text:p>2,962.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.03.2020</text:p>
          </table:table-cell>
          <table:table-cell table:style-name="ce2" office:value-type="float" office:value="8700" calcext:value-type="float">
            <text:p>8700</text:p>
          </table:table-cell>
          <table:table-cell table:number-columns-repeated="2" table:style-name="ce2" office:value-type="float" office:value="9148" calcext:value-type="float">
            <text:p>9148</text:p>
          </table:table-cell>
          <table:table-cell table:style-name="ce2" office:value-type="float" office:value="8482" calcext:value-type="float">
            <text:p>8482</text:p>
          </table:table-cell>
          <table:table-cell table:style-name="ce2" office:value-type="float" office:value="237.213" calcext:value-type="float">
            <text:p>237.213</text:p>
          </table:table-cell>
          <table:table-cell/>
          <table:table-cell table:style-name="ce3" table:formula="of:=[.C75]*0.4752" office:value-type="float" office:value="4347.1296" calcext:value-type="float">
            <text:p>4,347.13</text:p>
          </table:table-cell>
          <table:table-cell table:formula="of:=[.$H$130] - [.H75]" office:value-type="float" office:value="3593.4624" calcext:value-type="float">
            <text:p>3,593.46</text:p>
          </table:table-cell>
          <table:table-cell table:style-name="ce3" table:formula="of:=[.$H$96] - [.H75]" office:value-type="float" office:value="2987.5824" calcext:value-type="float">
            <text:p>2,987.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8.03.2020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8280" calcext:value-type="float">
            <text:p>8280</text:p>
          </table:table-cell>
          <table:table-cell table:style-name="ce2" office:value-type="float" office:value="9344" calcext:value-type="float">
            <text:p>9344</text:p>
          </table:table-cell>
          <table:table-cell table:style-name="ce2" office:value-type="float" office:value="8100" calcext:value-type="float">
            <text:p>8100</text:p>
          </table:table-cell>
          <table:table-cell table:style-name="ce2" office:value-type="float" office:value="233.902" calcext:value-type="float">
            <text:p>233.902</text:p>
          </table:table-cell>
          <table:table-cell/>
          <table:table-cell table:style-name="ce3" table:formula="of:=[.C76]*0.4752" office:value-type="float" office:value="3934.656" calcext:value-type="float">
            <text:p>3,934.66</text:p>
          </table:table-cell>
          <table:table-cell table:formula="of:=[.$H$130] - [.H76]" office:value-type="float" office:value="4005.936" calcext:value-type="float">
            <text:p>4,005.94</text:p>
          </table:table-cell>
          <table:table-cell table:style-name="ce3" table:formula="of:=[.$H$96] - [.H76]" office:value-type="float" office:value="3400.056" calcext:value-type="float">
            <text:p>3,400.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7.03.2020</text:p>
          </table:table-cell>
          <table:table-cell table:style-name="ce2" office:value-type="float" office:value="9140" calcext:value-type="float">
            <text:p>9140</text:p>
          </table:table-cell>
          <table:table-cell table:style-name="ce2" office:value-type="float" office:value="8950" calcext:value-type="float">
            <text:p>8950</text:p>
          </table:table-cell>
          <table:table-cell table:style-name="ce2" office:value-type="float" office:value="9220" calcext:value-type="float">
            <text:p>9220</text:p>
          </table:table-cell>
          <table:table-cell table:style-name="ce2" office:value-type="float" office:value="8026" calcext:value-type="float">
            <text:p>8026</text:p>
          </table:table-cell>
          <table:table-cell table:style-name="ce2" office:value-type="float" office:value="243.274" calcext:value-type="float">
            <text:p>243.274</text:p>
          </table:table-cell>
          <table:table-cell/>
          <table:table-cell table:style-name="ce3" table:formula="of:=[.C77]*0.4752" office:value-type="float" office:value="4253.04" calcext:value-type="float">
            <text:p>4,253.04</text:p>
          </table:table-cell>
          <table:table-cell table:formula="of:=[.$H$130] - [.H77]" office:value-type="float" office:value="3687.552" calcext:value-type="float">
            <text:p>3,687.55</text:p>
          </table:table-cell>
          <table:table-cell table:style-name="ce3" table:formula="of:=[.$H$96] - [.H77]" office:value-type="float" office:value="3081.672" calcext:value-type="float">
            <text:p>3,081.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6.03.2020</text:p>
          </table:table-cell>
          <table:table-cell table:style-name="ce2" office:value-type="float" office:value="8900" calcext:value-type="float">
            <text:p>8900</text:p>
          </table:table-cell>
          <table:table-cell table:style-name="ce2" office:value-type="float" office:value="8604" calcext:value-type="float">
            <text:p>8604</text:p>
          </table:table-cell>
          <table:table-cell table:style-name="ce2" office:value-type="float" office:value="9180" calcext:value-type="float">
            <text:p>9180</text:p>
          </table:table-cell>
          <table:table-cell table:style-name="ce2" office:value-type="float" office:value="8064" calcext:value-type="float">
            <text:p>8064</text:p>
          </table:table-cell>
          <table:table-cell table:style-name="ce2" office:value-type="float" office:value="388.768" calcext:value-type="float">
            <text:p>388.768</text:p>
          </table:table-cell>
          <table:table-cell/>
          <table:table-cell table:style-name="ce3" table:formula="of:=[.C78]*0.4752" office:value-type="float" office:value="4088.6208" calcext:value-type="float">
            <text:p>4,088.62</text:p>
          </table:table-cell>
          <table:table-cell table:formula="of:=[.$H$130] - [.H78]" office:value-type="float" office:value="3851.9712" calcext:value-type="float">
            <text:p>3,851.97</text:p>
          </table:table-cell>
          <table:table-cell table:style-name="ce3" table:formula="of:=[.$H$96] - [.H78]" office:value-type="float" office:value="3246.0912" calcext:value-type="float">
            <text:p>3,246.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3.03.2020</text:p>
          </table:table-cell>
          <table:table-cell table:style-name="ce2" office:value-type="float" office:value="9060" calcext:value-type="float">
            <text:p>9060</text:p>
          </table:table-cell>
          <table:table-cell table:style-name="ce2" office:value-type="float" office:value="9648" calcext:value-type="float">
            <text:p>9648</text:p>
          </table:table-cell>
          <table:table-cell table:style-name="ce2" office:value-type="float" office:value="10740" calcext:value-type="float">
            <text:p>10740</text:p>
          </table:table-cell>
          <table:table-cell table:style-name="ce2" office:value-type="float" office:value="8550" calcext:value-type="float">
            <text:p>8550</text:p>
          </table:table-cell>
          <table:table-cell table:style-name="ce2" office:value-type="float" office:value="416.149" calcext:value-type="float">
            <text:p>416.149</text:p>
          </table:table-cell>
          <table:table-cell/>
          <table:table-cell table:style-name="ce3" table:formula="of:=[.C79]*0.4752" office:value-type="float" office:value="4584.7296" calcext:value-type="float">
            <text:p>4,584.73</text:p>
          </table:table-cell>
          <table:table-cell table:formula="of:=[.$H$130] - [.H79]" office:value-type="float" office:value="3355.8624" calcext:value-type="float">
            <text:p>3,355.86</text:p>
          </table:table-cell>
          <table:table-cell table:style-name="ce3" table:formula="of:=[.$H$96] - [.H79]" office:value-type="float" office:value="2749.9824" calcext:value-type="float">
            <text:p>2,749.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2.03.2020</text:p>
          </table:table-cell>
          <table:table-cell table:style-name="ce2" office:value-type="float" office:value="9650" calcext:value-type="float">
            <text:p>9650</text:p>
          </table:table-cell>
          <table:table-cell table:style-name="ce2" office:value-type="float" office:value="9008" calcext:value-type="float">
            <text:p>9008</text:p>
          </table:table-cell>
          <table:table-cell table:style-name="ce2" office:value-type="float" office:value="9778" calcext:value-type="float">
            <text:p>9778</text:p>
          </table:table-cell>
          <table:table-cell table:style-name="ce2" office:value-type="float" office:value="8804" calcext:value-type="float">
            <text:p>8804</text:p>
          </table:table-cell>
          <table:table-cell table:style-name="ce2" office:value-type="float" office:value="522.466" calcext:value-type="float">
            <text:p>522.466</text:p>
          </table:table-cell>
          <table:table-cell/>
          <table:table-cell table:style-name="ce3" table:formula="of:=[.C80]*0.4752" office:value-type="float" office:value="4280.6016" calcext:value-type="float">
            <text:p>4,280.60</text:p>
          </table:table-cell>
          <table:table-cell table:formula="of:=[.$H$130] - [.H80]" office:value-type="float" office:value="3659.9904" calcext:value-type="float">
            <text:p>3,659.99</text:p>
          </table:table-cell>
          <table:table-cell table:style-name="ce3" table:formula="of:=[.$H$96] - [.H80]" office:value-type="float" office:value="3054.1104" calcext:value-type="float">
            <text:p>3,054.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1.03.2020</text:p>
          </table:table-cell>
          <table:table-cell table:style-name="ce2" office:value-type="float" office:value="10600" calcext:value-type="float">
            <text:p>10600</text:p>
          </table:table-cell>
          <table:table-cell table:style-name="ce2" office:value-type="float" office:value="10150" calcext:value-type="float">
            <text:p>10150</text:p>
          </table:table-cell>
          <table:table-cell table:style-name="ce2" office:value-type="float" office:value="10780" calcext:value-type="float">
            <text:p>10780</text:p>
          </table:table-cell>
          <table:table-cell table:style-name="ce2" office:value-type="float" office:value="10100" calcext:value-type="float">
            <text:p>10100</text:p>
          </table:table-cell>
          <table:table-cell table:style-name="ce2" office:value-type="float" office:value="183.146" calcext:value-type="float">
            <text:p>183.146</text:p>
          </table:table-cell>
          <table:table-cell/>
          <table:table-cell table:style-name="ce3" table:formula="of:=[.C81]*0.4752" office:value-type="float" office:value="4823.28" calcext:value-type="float">
            <text:p>4,823.28</text:p>
          </table:table-cell>
          <table:table-cell table:formula="of:=[.$H$130] - [.H81]" office:value-type="float" office:value="3117.312" calcext:value-type="float">
            <text:p>3,117.31</text:p>
          </table:table-cell>
          <table:table-cell table:style-name="ce3" table:formula="of:=[.$H$96] - [.H81]" office:value-type="float" office:value="2511.432" calcext:value-type="float">
            <text:p>2,511.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0.03.2020</text:p>
          </table:table-cell>
          <table:table-cell table:style-name="ce2" office:value-type="float" office:value="11250" calcext:value-type="float">
            <text:p>11250</text:p>
          </table:table-cell>
          <table:table-cell table:style-name="ce2" office:value-type="float" office:value="10910" calcext:value-type="float">
            <text:p>10910</text:p>
          </table:table-cell>
          <table:table-cell table:style-name="ce2" office:value-type="float" office:value="11290" calcext:value-type="float">
            <text:p>11290</text:p>
          </table:table-cell>
          <table:table-cell table:style-name="ce2" office:value-type="float" office:value="10440" calcext:value-type="float">
            <text:p>10440</text:p>
          </table:table-cell>
          <table:table-cell table:style-name="ce2" office:value-type="float" office:value="220.203" calcext:value-type="float">
            <text:p>220.203</text:p>
          </table:table-cell>
          <table:table-cell/>
          <table:table-cell table:style-name="ce3" table:formula="of:=[.C82]*0.4752" office:value-type="float" office:value="5184.432" calcext:value-type="float">
            <text:p>5,184.43</text:p>
          </table:table-cell>
          <table:table-cell table:formula="of:=[.$H$130] - [.H82]" office:value-type="float" office:value="2756.16" calcext:value-type="float">
            <text:p>2,756.16</text:p>
          </table:table-cell>
          <table:table-cell table:style-name="ce3" table:formula="of:=[.$H$96] - [.H82]" office:value-type="float" office:value="2150.28" calcext:value-type="float">
            <text:p>2,150.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9.03.2020</text:p>
          </table:table-cell>
          <table:table-cell table:style-name="ce2" office:value-type="float" office:value="11040" calcext:value-type="float">
            <text:p>11040</text:p>
          </table:table-cell>
          <table:table-cell table:style-name="ce2" office:value-type="float" office:value="10550" calcext:value-type="float">
            <text:p>10550</text:p>
          </table:table-cell>
          <table:table-cell table:style-name="ce2" office:value-type="float" office:value="11610" calcext:value-type="float">
            <text:p>11610</text:p>
          </table:table-cell>
          <table:table-cell table:style-name="ce2" office:value-type="float" office:value="10500" calcext:value-type="float">
            <text:p>10500</text:p>
          </table:table-cell>
          <table:table-cell table:style-name="ce2" office:value-type="float" office:value="335.138" calcext:value-type="float">
            <text:p>335.138</text:p>
          </table:table-cell>
          <table:table-cell/>
          <table:table-cell table:style-name="ce3" table:formula="of:=[.C83]*0.4752" office:value-type="float" office:value="5013.36" calcext:value-type="float">
            <text:p>5,013.36</text:p>
          </table:table-cell>
          <table:table-cell table:formula="of:=[.$H$130] - [.H83]" office:value-type="float" office:value="2927.232" calcext:value-type="float">
            <text:p>2,927.23</text:p>
          </table:table-cell>
          <table:table-cell table:style-name="ce3" table:formula="of:=[.$H$96] - [.H83]" office:value-type="float" office:value="2321.352" calcext:value-type="float">
            <text:p>2,321.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6.03.2020</text:p>
          </table:table-cell>
          <table:table-cell table:style-name="ce2" office:value-type="float" office:value="11280" calcext:value-type="float">
            <text:p>11280</text:p>
          </table:table-cell>
          <table:table-cell table:style-name="ce2" office:value-type="float" office:value="11420" calcext:value-type="float">
            <text:p>11420</text:p>
          </table:table-cell>
          <table:table-cell table:style-name="ce2" office:value-type="float" office:value="11590" calcext:value-type="float">
            <text:p>11590</text:p>
          </table:table-cell>
          <table:table-cell table:style-name="ce2" office:value-type="float" office:value="10715" calcext:value-type="float">
            <text:p>10715</text:p>
          </table:table-cell>
          <table:table-cell table:style-name="ce2" office:value-type="float" office:value="229.698" calcext:value-type="float">
            <text:p>229.698</text:p>
          </table:table-cell>
          <table:table-cell/>
          <table:table-cell table:style-name="ce3" table:formula="of:=[.C84]*0.4752" office:value-type="float" office:value="5426.784" calcext:value-type="float">
            <text:p>5,426.78</text:p>
          </table:table-cell>
          <table:table-cell table:formula="of:=[.$H$130] - [.H84]" office:value-type="float" office:value="2513.808" calcext:value-type="float">
            <text:p>2,513.81</text:p>
          </table:table-cell>
          <table:table-cell table:style-name="ce3" table:formula="of:=[.$H$96] - [.H84]" office:value-type="float" office:value="1907.928" calcext:value-type="float">
            <text:p>1,907.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5.03.2020</text:p>
          </table:table-cell>
          <table:table-cell table:style-name="ce2" office:value-type="float" office:value="12230" calcext:value-type="float">
            <text:p>12230</text:p>
          </table:table-cell>
          <table:table-cell table:style-name="ce2" office:value-type="float" office:value="11450" calcext:value-type="float">
            <text:p>11450</text:p>
          </table:table-cell>
          <table:table-cell table:style-name="ce2" office:value-type="float" office:value="12230" calcext:value-type="float">
            <text:p>12230</text:p>
          </table:table-cell>
          <table:table-cell table:style-name="ce2" office:value-type="float" office:value="11230" calcext:value-type="float">
            <text:p>11230</text:p>
          </table:table-cell>
          <table:table-cell table:style-name="ce2" office:value-type="float" office:value="137.872" calcext:value-type="float">
            <text:p>137.872</text:p>
          </table:table-cell>
          <table:table-cell/>
          <table:table-cell table:style-name="ce3" table:formula="of:=[.C85]*0.4752" office:value-type="float" office:value="5441.04" calcext:value-type="float">
            <text:p>5,441.04</text:p>
          </table:table-cell>
          <table:table-cell table:formula="of:=[.$H$130] - [.H85]" office:value-type="float" office:value="2499.552" calcext:value-type="float">
            <text:p>2,499.55</text:p>
          </table:table-cell>
          <table:table-cell table:style-name="ce3" table:formula="of:=[.$H$96] - [.H85]" office:value-type="float" office:value="1893.672" calcext:value-type="float">
            <text:p>1,893.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4.03.2020</text:p>
          </table:table-cell>
          <table:table-cell table:style-name="ce2" office:value-type="float" office:value="12040" calcext:value-type="float">
            <text:p>12040</text:p>
          </table:table-cell>
          <table:table-cell table:style-name="ce2" office:value-type="float" office:value="12145" calcext:value-type="float">
            <text:p>12145</text:p>
          </table:table-cell>
          <table:table-cell table:style-name="ce2" office:value-type="float" office:value="12270" calcext:value-type="float">
            <text:p>12270</text:p>
          </table:table-cell>
          <table:table-cell table:style-name="ce2" office:value-type="float" office:value="11810" calcext:value-type="float">
            <text:p>11810</text:p>
          </table:table-cell>
          <table:table-cell table:style-name="ce2" office:value-type="float" office:value="207.216" calcext:value-type="float">
            <text:p>207.216</text:p>
          </table:table-cell>
          <table:table-cell/>
          <table:table-cell table:style-name="ce3" table:formula="of:=[.C86]*0.4752" office:value-type="float" office:value="5771.304" calcext:value-type="float">
            <text:p>5,771.30</text:p>
          </table:table-cell>
          <table:table-cell table:formula="of:=[.$H$130] - [.H86]" office:value-type="float" office:value="2169.288" calcext:value-type="float">
            <text:p>2,169.29</text:p>
          </table:table-cell>
          <table:table-cell table:style-name="ce3" table:formula="of:=[.$H$96] - [.H86]" office:value-type="float" office:value="1563.408" calcext:value-type="float">
            <text:p>1,563.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3.03.2020</text:p>
          </table:table-cell>
          <table:table-cell table:style-name="ce2" office:value-type="float" office:value="11440" calcext:value-type="float">
            <text:p>11440</text:p>
          </table:table-cell>
          <table:table-cell table:style-name="ce2" office:value-type="float" office:value="11905" calcext:value-type="float">
            <text:p>11905</text:p>
          </table:table-cell>
          <table:table-cell table:style-name="ce2" office:value-type="float" office:value="12090" calcext:value-type="float">
            <text:p>12090</text:p>
          </table:table-cell>
          <table:table-cell table:style-name="ce2" office:value-type="float" office:value="11380" calcext:value-type="float">
            <text:p>11380</text:p>
          </table:table-cell>
          <table:table-cell table:style-name="ce2" office:value-type="float" office:value="299.783" calcext:value-type="float">
            <text:p>299.783</text:p>
          </table:table-cell>
          <table:table-cell/>
          <table:table-cell table:style-name="ce3" table:formula="of:=[.C87]*0.4752" office:value-type="float" office:value="5657.256" calcext:value-type="float">
            <text:p>5,657.26</text:p>
          </table:table-cell>
          <table:table-cell table:formula="of:=[.$H$130] - [.H87]" office:value-type="float" office:value="2283.336" calcext:value-type="float">
            <text:p>2,283.34</text:p>
          </table:table-cell>
          <table:table-cell table:style-name="ce3" table:formula="of:=[.$H$96] - [.H87]" office:value-type="float" office:value="1677.456" calcext:value-type="float">
            <text:p>1,677.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2.03.2020</text:p>
          </table:table-cell>
          <table:table-cell table:style-name="ce2" office:value-type="float" office:value="11970" calcext:value-type="float">
            <text:p>11970</text:p>
          </table:table-cell>
          <table:table-cell table:style-name="ce2" office:value-type="float" office:value="11285" calcext:value-type="float">
            <text:p>11285</text:p>
          </table:table-cell>
          <table:table-cell table:style-name="ce2" office:value-type="float" office:value="12180" calcext:value-type="float">
            <text:p>12180</text:p>
          </table:table-cell>
          <table:table-cell table:style-name="ce2" office:value-type="float" office:value="10715" calcext:value-type="float">
            <text:p>10715</text:p>
          </table:table-cell>
          <table:table-cell table:style-name="ce2" office:value-type="float" office:value="309.1" calcext:value-type="float">
            <text:p>309.1</text:p>
          </table:table-cell>
          <table:table-cell/>
          <table:table-cell table:style-name="ce3" table:formula="of:=[.C88]*0.4752" office:value-type="float" office:value="5362.632" calcext:value-type="float">
            <text:p>5,362.63</text:p>
          </table:table-cell>
          <table:table-cell table:formula="of:=[.$H$130] - [.H88]" office:value-type="float" office:value="2577.96" calcext:value-type="float">
            <text:p>2,577.96</text:p>
          </table:table-cell>
          <table:table-cell table:style-name="ce3" table:formula="of:=[.$H$96] - [.H88]" office:value-type="float" office:value="1972.08" calcext:value-type="float">
            <text:p>1,972.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8.02.2020</text:p>
          </table:table-cell>
          <table:table-cell table:style-name="ce2" office:value-type="float" office:value="11600" calcext:value-type="float">
            <text:p>11600</text:p>
          </table:table-cell>
          <table:table-cell table:style-name="ce2" office:value-type="float" office:value="11680" calcext:value-type="float">
            <text:p>11680</text:p>
          </table:table-cell>
          <table:table-cell table:style-name="ce2" office:value-type="float" office:value="12085" calcext:value-type="float">
            <text:p>12085</text:p>
          </table:table-cell>
          <table:table-cell table:style-name="ce2" office:value-type="float" office:value="11545" calcext:value-type="float">
            <text:p>11545</text:p>
          </table:table-cell>
          <table:table-cell table:style-name="ce2" office:value-type="float" office:value="178.886" calcext:value-type="float">
            <text:p>178.886</text:p>
          </table:table-cell>
          <table:table-cell/>
          <table:table-cell table:style-name="ce3" table:formula="of:=[.C89]*0.4752" office:value-type="float" office:value="5550.336" calcext:value-type="float">
            <text:p>5,550.34</text:p>
          </table:table-cell>
          <table:table-cell table:formula="of:=[.$H$130] - [.H89]" office:value-type="float" office:value="2390.256" calcext:value-type="float">
            <text:p>2,390.26</text:p>
          </table:table-cell>
          <table:table-cell table:style-name="ce3" table:formula="of:=[.$H$96] - [.H89]" office:value-type="float" office:value="1784.376" calcext:value-type="float">
            <text:p>1,784.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7.02.2020</text:p>
          </table:table-cell>
          <table:table-cell table:style-name="ce2" office:value-type="float" office:value="12830" calcext:value-type="float">
            <text:p>12830</text:p>
          </table:table-cell>
          <table:table-cell table:style-name="ce2" office:value-type="float" office:value="12290" calcext:value-type="float">
            <text:p>12290</text:p>
          </table:table-cell>
          <table:table-cell table:style-name="ce2" office:value-type="float" office:value="12835" calcext:value-type="float">
            <text:p>12835</text:p>
          </table:table-cell>
          <table:table-cell table:style-name="ce2" office:value-type="float" office:value="11930" calcext:value-type="float">
            <text:p>11930</text:p>
          </table:table-cell>
          <table:table-cell table:style-name="ce2" office:value-type="float" office:value="241.68" calcext:value-type="float">
            <text:p>241.68</text:p>
          </table:table-cell>
          <table:table-cell/>
          <table:table-cell table:style-name="ce3" table:formula="of:=[.C90]*0.4752" office:value-type="float" office:value="5840.208" calcext:value-type="float">
            <text:p>5,840.21</text:p>
          </table:table-cell>
          <table:table-cell table:formula="of:=[.$H$130] - [.H90]" office:value-type="float" office:value="2100.384" calcext:value-type="float">
            <text:p>2,100.38</text:p>
          </table:table-cell>
          <table:table-cell table:style-name="ce3" table:formula="of:=[.$H$96] - [.H90]" office:value-type="float" office:value="1494.504" calcext:value-type="float">
            <text:p>1,494.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6.02.2020</text:p>
          </table:table-cell>
          <table:table-cell table:style-name="ce2" office:value-type="float" office:value="13115" calcext:value-type="float">
            <text:p>13115</text:p>
          </table:table-cell>
          <table:table-cell table:style-name="ce2" office:value-type="float" office:value="12855" calcext:value-type="float">
            <text:p>12855</text:p>
          </table:table-cell>
          <table:table-cell table:style-name="ce2" office:value-type="float" office:value="13315" calcext:value-type="float">
            <text:p>13315</text:p>
          </table:table-cell>
          <table:table-cell table:style-name="ce2" office:value-type="float" office:value="12765" calcext:value-type="float">
            <text:p>12765</text:p>
          </table:table-cell>
          <table:table-cell table:style-name="ce2" office:value-type="float" office:value="162.398" calcext:value-type="float">
            <text:p>162.398</text:p>
          </table:table-cell>
          <table:table-cell/>
          <table:table-cell table:style-name="ce3" table:formula="of:=[.C91]*0.4752" office:value-type="float" office:value="6108.696" calcext:value-type="float">
            <text:p>6,108.70</text:p>
          </table:table-cell>
          <table:table-cell table:formula="of:=[.$H$130] - [.H91]" office:value-type="float" office:value="1831.896" calcext:value-type="float">
            <text:p>1,831.90</text:p>
          </table:table-cell>
          <table:table-cell table:style-name="ce3" table:formula="of:=[.$H$96] - [.H91]" office:value-type="float" office:value="1226.016" calcext:value-type="float">
            <text:p>1,226.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5.02.2020</text:p>
          </table:table-cell>
          <table:table-cell table:style-name="ce2" office:value-type="float" office:value="13820" calcext:value-type="float">
            <text:p>13820</text:p>
          </table:table-cell>
          <table:table-cell table:style-name="ce2" office:value-type="float" office:value="13310" calcext:value-type="float">
            <text:p>13310</text:p>
          </table:table-cell>
          <table:table-cell table:style-name="ce2" office:value-type="float" office:value="13910" calcext:value-type="float">
            <text:p>13910</text:p>
          </table:table-cell>
          <table:table-cell table:style-name="ce2" office:value-type="float" office:value="13125" calcext:value-type="float">
            <text:p>13125</text:p>
          </table:table-cell>
          <table:table-cell table:style-name="ce2" office:value-type="float" office:value="120.377" calcext:value-type="float">
            <text:p>120.377</text:p>
          </table:table-cell>
          <table:table-cell/>
          <table:table-cell table:style-name="ce3" table:formula="of:=[.C92]*0.4752" office:value-type="float" office:value="6324.912" calcext:value-type="float">
            <text:p>6,324.91</text:p>
          </table:table-cell>
          <table:table-cell table:formula="of:=[.$H$130] - [.H92]" office:value-type="float" office:value="1615.68" calcext:value-type="float">
            <text:p>1,615.68</text:p>
          </table:table-cell>
          <table:table-cell table:style-name="ce3" table:formula="of:=[.$H$96] - [.H92]" office:value-type="float" office:value="1009.8" calcext:value-type="float">
            <text:p>1,009.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4.02.2020</text:p>
          </table:table-cell>
          <table:table-cell table:style-name="ce2" office:value-type="float" office:value="14370" calcext:value-type="float">
            <text:p>14370</text:p>
          </table:table-cell>
          <table:table-cell table:style-name="ce2" office:value-type="float" office:value="13610" calcext:value-type="float">
            <text:p>13610</text:p>
          </table:table-cell>
          <table:table-cell table:style-name="ce2" office:value-type="float" office:value="14420" calcext:value-type="float">
            <text:p>14420</text:p>
          </table:table-cell>
          <table:table-cell table:style-name="ce2" office:value-type="float" office:value="13490" calcext:value-type="float">
            <text:p>13490</text:p>
          </table:table-cell>
          <table:table-cell table:style-name="ce2" office:value-type="float" office:value="233.49" calcext:value-type="float">
            <text:p>233.49</text:p>
          </table:table-cell>
          <table:table-cell/>
          <table:table-cell table:style-name="ce3" table:formula="of:=[.C93]*0.4752" office:value-type="float" office:value="6467.472" calcext:value-type="float">
            <text:p>6,467.47</text:p>
          </table:table-cell>
          <table:table-cell table:formula="of:=[.$H$130] - [.H93]" office:value-type="float" office:value="1473.12" calcext:value-type="float">
            <text:p>1,473.12</text:p>
          </table:table-cell>
          <table:table-cell table:style-name="ce3" table:formula="of:=[.$H$96] - [.H93]" office:value-type="float" office:value="867.240000000001" calcext:value-type="float">
            <text:p>867.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1.02.202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4775" calcext:value-type="float">
            <text:p>14775</text:p>
          </table:table-cell>
          <table:table-cell table:style-name="ce2" office:value-type="float" office:value="15010" calcext:value-type="float">
            <text:p>15010</text:p>
          </table:table-cell>
          <table:table-cell table:style-name="ce2" office:value-type="float" office:value="14750" calcext:value-type="float">
            <text:p>14750</text:p>
          </table:table-cell>
          <table:table-cell table:style-name="ce2" office:value-type="float" office:value="34.285" calcext:value-type="float">
            <text:p>34.285</text:p>
          </table:table-cell>
          <table:table-cell/>
          <table:table-cell table:style-name="ce3" table:formula="of:=[.C94]*0.4752" office:value-type="float" office:value="7021.08" calcext:value-type="float">
            <text:p>7,021.08</text:p>
          </table:table-cell>
          <table:table-cell table:formula="of:=[.$H$130] - [.H94]" office:value-type="float" office:value="919.512000000001" calcext:value-type="float">
            <text:p>919.51</text:p>
          </table:table-cell>
          <table:table-cell table:style-name="ce3" table:formula="of:=[.$H$96] - [.H94]" office:value-type="float" office:value="313.632000000001" calcext:value-type="float">
            <text:p>313.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.02.2020</text:p>
          </table:table-cell>
          <table:table-cell table:style-name="ce2" office:value-type="float" office:value="15380" calcext:value-type="float">
            <text:p>15380</text:p>
          </table:table-cell>
          <table:table-cell table:style-name="ce2" office:value-type="float" office:value="15045" calcext:value-type="float">
            <text:p>15045</text:p>
          </table:table-cell>
          <table:table-cell table:style-name="ce2" office:value-type="float" office:value="15385" calcext:value-type="float">
            <text:p>15385</text:p>
          </table:table-cell>
          <table:table-cell table:style-name="ce2" office:value-type="float" office:value="14850" calcext:value-type="float">
            <text:p>14850</text:p>
          </table:table-cell>
          <table:table-cell table:style-name="ce2" office:value-type="float" office:value="42.011" calcext:value-type="float">
            <text:p>42.011</text:p>
          </table:table-cell>
          <table:table-cell/>
          <table:table-cell table:style-name="ce3" table:formula="of:=[.C95]*0.4752" office:value-type="float" office:value="7149.384" calcext:value-type="float">
            <text:p>7,149.38</text:p>
          </table:table-cell>
          <table:table-cell table:formula="of:=[.$H$130] - [.H95]" office:value-type="float" office:value="791.208000000001" calcext:value-type="float">
            <text:p>791.21</text:p>
          </table:table-cell>
          <table:table-cell table:style-name="ce3" table:formula="of:=[.$H$96] - [.H95]" office:value-type="float" office:value="185.328" calcext:value-type="float">
            <text:p>185.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.02.2020</text:p>
          </table:table-cell>
          <table:table-cell table:style-name="ce2" office:value-type="float" office:value="15325" calcext:value-type="float">
            <text:p>15325</text:p>
          </table:table-cell>
          <table:table-cell table:style-name="ce2" office:value-type="float" office:value="15435" calcext:value-type="float">
            <text:p>15435</text:p>
          </table:table-cell>
          <table:table-cell table:style-name="ce2" office:value-type="float" office:value="15470" calcext:value-type="float">
            <text:p>15470</text:p>
          </table:table-cell>
          <table:table-cell table:style-name="ce2" office:value-type="float" office:value="15315" calcext:value-type="float">
            <text:p>15315</text:p>
          </table:table-cell>
          <table:table-cell table:style-name="ce2" office:value-type="float" office:value="28.906" calcext:value-type="float">
            <text:p>28.906</text:p>
          </table:table-cell>
          <table:table-cell/>
          <table:table-cell table:style-name="ce3" table:formula="of:=[.C96]*0.4752" office:value-type="float" office:value="7334.712" calcext:value-type="float">
            <text:p>7,334.71</text:p>
          </table:table-cell>
          <table:table-cell table:formula="of:=[.$H$130] - [.H96]" office:value-type="float" office:value="605.88" calcext:value-type="float">
            <text:p>605.88</text:p>
          </table:table-cell>
          <table:table-cell table:style-name="ce3" table:formula="of:=[.$H$96] - [.H96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8.02.2020</text:p>
          </table:table-cell>
          <table:table-cell table:style-name="ce2" office:value-type="float" office:value="15200" calcext:value-type="float">
            <text:p>15200</text:p>
          </table:table-cell>
          <table:table-cell table:style-name="ce2" office:value-type="float" office:value="15275" calcext:value-type="float">
            <text:p>15275</text:p>
          </table:table-cell>
          <table:table-cell table:style-name="ce2" office:value-type="float" office:value="15310" calcext:value-type="float">
            <text:p>15310</text:p>
          </table:table-cell>
          <table:table-cell table:style-name="ce2" office:value-type="float" office:value="15030" calcext:value-type="float">
            <text:p>15030</text:p>
          </table:table-cell>
          <table:table-cell table:style-name="ce2" office:value-type="float" office:value="22.668" calcext:value-type="float">
            <text:p>22.668</text:p>
          </table:table-cell>
          <table:table-cell/>
          <table:table-cell table:style-name="ce3" table:formula="of:=[.C97]*0.4752" office:value-type="float" office:value="7258.68" calcext:value-type="float">
            <text:p>7,258.68</text:p>
          </table:table-cell>
          <table:table-cell table:formula="of:=[.$H$130] - [.H97]" office:value-type="float" office:value="681.912" calcext:value-type="float">
            <text:p>681.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7.02.2020</text:p>
          </table:table-cell>
          <table:table-cell table:style-name="ce2" office:value-type="float" office:value="15300" calcext:value-type="float">
            <text:p>15300</text:p>
          </table:table-cell>
          <table:table-cell table:style-name="ce2" office:value-type="float" office:value="15330" calcext:value-type="float">
            <text:p>15330</text:p>
          </table:table-cell>
          <table:table-cell table:style-name="ce2" office:value-type="float" office:value="15400" calcext:value-type="float">
            <text:p>15400</text:p>
          </table:table-cell>
          <table:table-cell table:style-name="ce2" office:value-type="float" office:value="15270" calcext:value-type="float">
            <text:p>15270</text:p>
          </table:table-cell>
          <table:table-cell table:style-name="ce2" office:value-type="float" office:value="39.652" calcext:value-type="float">
            <text:p>39.652</text:p>
          </table:table-cell>
          <table:table-cell/>
          <table:table-cell table:style-name="ce3" table:formula="of:=[.C98]*0.4752" office:value-type="float" office:value="7284.816" calcext:value-type="float">
            <text:p>7,284.82</text:p>
          </table:table-cell>
          <table:table-cell table:formula="of:=[.$H$130] - [.H98]" office:value-type="float" office:value="655.776000000001" calcext:value-type="float">
            <text:p>655.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.02.2020</text:p>
          </table:table-cell>
          <table:table-cell table:style-name="ce2" office:value-type="float" office:value="15195" calcext:value-type="float">
            <text:p>15195</text:p>
          </table:table-cell>
          <table:table-cell table:style-name="ce2" office:value-type="float" office:value="15200" calcext:value-type="float">
            <text:p>15200</text:p>
          </table:table-cell>
          <table:table-cell table:style-name="ce2" office:value-type="float" office:value="15420" calcext:value-type="float">
            <text:p>15420</text:p>
          </table:table-cell>
          <table:table-cell table:style-name="ce2" office:value-type="float" office:value="15170" calcext:value-type="float">
            <text:p>15170</text:p>
          </table:table-cell>
          <table:table-cell table:style-name="ce2" office:value-type="float" office:value="30.635" calcext:value-type="float">
            <text:p>30.635</text:p>
          </table:table-cell>
          <table:table-cell/>
          <table:table-cell table:style-name="ce3" table:formula="of:=[.C99]*0.4752" office:value-type="float" office:value="7223.04" calcext:value-type="float">
            <text:p>7,223.04</text:p>
          </table:table-cell>
          <table:table-cell table:formula="of:=[.$H$130] - [.H99]" office:value-type="float" office:value="717.552000000001" calcext:value-type="float">
            <text:p>717.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3.02.2020</text:p>
          </table:table-cell>
          <table:table-cell table:style-name="ce2" office:value-type="float" office:value="15330" calcext:value-type="float">
            <text:p>15330</text:p>
          </table:table-cell>
          <table:table-cell table:style-name="ce2" office:value-type="float" office:value="15160" calcext:value-type="float">
            <text:p>15160</text:p>
          </table:table-cell>
          <table:table-cell table:style-name="ce2" office:value-type="float" office:value="15330" calcext:value-type="float">
            <text:p>1533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25.622" calcext:value-type="float">
            <text:p>25.622</text:p>
          </table:table-cell>
          <table:table-cell/>
          <table:table-cell table:style-name="ce3" table:formula="of:=[.C100]*0.4752" office:value-type="float" office:value="7204.032" calcext:value-type="float">
            <text:p>7,204.03</text:p>
          </table:table-cell>
          <table:table-cell table:formula="of:=[.$H$130] - [.H100]" office:value-type="float" office:value="736.56" calcext:value-type="float">
            <text:p>736.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.02.2020</text:p>
          </table:table-cell>
          <table:table-cell table:style-name="ce2" office:value-type="float" office:value="15100" calcext:value-type="float">
            <text:p>15100</text:p>
          </table:table-cell>
          <table:table-cell table:style-name="ce2" office:value-type="float" office:value="15410" calcext:value-type="float">
            <text:p>15410</text:p>
          </table:table-cell>
          <table:table-cell table:style-name="ce2" office:value-type="float" office:value="15455" calcext:value-type="float">
            <text:p>15455</text:p>
          </table:table-cell>
          <table:table-cell table:style-name="ce2" office:value-type="float" office:value="15070" calcext:value-type="float">
            <text:p>15070</text:p>
          </table:table-cell>
          <table:table-cell table:style-name="ce2" office:value-type="float" office:value="47.41" calcext:value-type="float">
            <text:p>47.41</text:p>
          </table:table-cell>
          <table:table-cell/>
          <table:table-cell table:style-name="ce3" table:formula="of:=[.C101]*0.4752" office:value-type="float" office:value="7322.832" calcext:value-type="float">
            <text:p>7,322.83</text:p>
          </table:table-cell>
          <table:table-cell table:formula="of:=[.$H$130] - [.H101]" office:value-type="float" office:value="617.76" calcext:value-type="float">
            <text:p>617.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.02.2020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5045" calcext:value-type="float">
            <text:p>15045</text:p>
          </table:table-cell>
          <table:table-cell table:style-name="ce2" office:value-type="float" office:value="14620" calcext:value-type="float">
            <text:p>14620</text:p>
          </table:table-cell>
          <table:table-cell table:style-name="ce2" office:value-type="float" office:value="36.041" calcext:value-type="float">
            <text:p>36.041</text:p>
          </table:table-cell>
          <table:table-cell/>
          <table:table-cell table:style-name="ce3" table:formula="of:=[.C102]*0.4752" office:value-type="float" office:value="7128" calcext:value-type="float">
            <text:p>7,128.00</text:p>
          </table:table-cell>
          <table:table-cell table:formula="of:=[.$H$130] - [.H102]" office:value-type="float" office:value="812.592000000001" calcext:value-type="float">
            <text:p>812.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0.02.2020</text:p>
          </table:table-cell>
          <table:table-cell table:style-name="ce2" office:value-type="float" office:value="14710" calcext:value-type="float">
            <text:p>14710</text:p>
          </table:table-cell>
          <table:table-cell table:style-name="ce2" office:value-type="float" office:value="14550" calcext:value-type="float">
            <text:p>14550</text:p>
          </table:table-cell>
          <table:table-cell table:style-name="ce2" office:value-type="float" office:value="14735" calcext:value-type="float">
            <text:p>14735</text:p>
          </table:table-cell>
          <table:table-cell table:style-name="ce2" office:value-type="float" office:value="14500" calcext:value-type="float">
            <text:p>14500</text:p>
          </table:table-cell>
          <table:table-cell table:style-name="ce2" office:value-type="float" office:value="16.724" calcext:value-type="float">
            <text:p>16.724</text:p>
          </table:table-cell>
          <table:table-cell/>
          <table:table-cell table:style-name="ce3" table:formula="of:=[.C103]*0.4752" office:value-type="float" office:value="6914.16" calcext:value-type="float">
            <text:p>6,914.16</text:p>
          </table:table-cell>
          <table:table-cell table:formula="of:=[.$H$130] - [.H103]" office:value-type="float" office:value="1026.432" calcext:value-type="float">
            <text:p>1,026.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.02.2020</text:p>
          </table:table-cell>
          <table:table-cell table:style-name="ce2" office:value-type="float" office:value="15035" calcext:value-type="float">
            <text:p>15035</text:p>
          </table:table-cell>
          <table:table-cell table:style-name="ce2" office:value-type="float" office:value="14650" calcext:value-type="float">
            <text:p>14650</text:p>
          </table:table-cell>
          <table:table-cell table:style-name="ce2" office:value-type="float" office:value="15045" calcext:value-type="float">
            <text:p>15045</text:p>
          </table:table-cell>
          <table:table-cell table:style-name="ce2" office:value-type="float" office:value="14480" calcext:value-type="float">
            <text:p>14480</text:p>
          </table:table-cell>
          <table:table-cell table:style-name="ce2" office:value-type="float" office:value="27.991" calcext:value-type="float">
            <text:p>27.991</text:p>
          </table:table-cell>
          <table:table-cell/>
          <table:table-cell table:style-name="ce3" table:formula="of:=[.C104]*0.4752" office:value-type="float" office:value="6961.68" calcext:value-type="float">
            <text:p>6,961.68</text:p>
          </table:table-cell>
          <table:table-cell table:formula="of:=[.$H$130] - [.H104]" office:value-type="float" office:value="978.912" calcext:value-type="float">
            <text:p>978.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.02.2020</text:p>
          </table:table-cell>
          <table:table-cell table:style-name="ce2" office:value-type="float" office:value="15200" calcext:value-type="float">
            <text:p>15200</text:p>
          </table:table-cell>
          <table:table-cell table:style-name="ce2" office:value-type="float" office:value="15055" calcext:value-type="float">
            <text:p>15055</text:p>
          </table:table-cell>
          <table:table-cell table:style-name="ce2" office:value-type="float" office:value="15250" calcext:value-type="float">
            <text:p>15250</text:p>
          </table:table-cell>
          <table:table-cell table:style-name="ce2" office:value-type="float" office:value="14990" calcext:value-type="float">
            <text:p>14990</text:p>
          </table:table-cell>
          <table:table-cell table:style-name="ce2" office:value-type="float" office:value="35.196" calcext:value-type="float">
            <text:p>35.196</text:p>
          </table:table-cell>
          <table:table-cell/>
          <table:table-cell table:style-name="ce3" table:formula="of:=[.C105]*0.4752" office:value-type="float" office:value="7154.136" calcext:value-type="float">
            <text:p>7,154.14</text:p>
          </table:table-cell>
          <table:table-cell table:formula="of:=[.$H$130] - [.H105]" office:value-type="float" office:value="786.456" calcext:value-type="float">
            <text:p>786.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.02.2020</text:p>
          </table:table-cell>
          <table:table-cell table:style-name="ce2" office:value-type="float" office:value="14535" calcext:value-type="float">
            <text:p>14535</text:p>
          </table:table-cell>
          <table:table-cell table:style-name="ce2" office:value-type="float" office:value="15025" calcext:value-type="float">
            <text:p>15025</text:p>
          </table:table-cell>
          <table:table-cell table:style-name="ce2" office:value-type="float" office:value="15440" calcext:value-type="float">
            <text:p>15440</text:p>
          </table:table-cell>
          <table:table-cell table:style-name="ce2" office:value-type="float" office:value="14475" calcext:value-type="float">
            <text:p>14475</text:p>
          </table:table-cell>
          <table:table-cell table:style-name="ce2" office:value-type="float" office:value="84.977" calcext:value-type="float">
            <text:p>84.977</text:p>
          </table:table-cell>
          <table:table-cell/>
          <table:table-cell table:style-name="ce3" table:formula="of:=[.C106]*0.4752" office:value-type="float" office:value="7139.88" calcext:value-type="float">
            <text:p>7,139.88</text:p>
          </table:table-cell>
          <table:table-cell table:formula="of:=[.$H$130] - [.H106]" office:value-type="float" office:value="800.712" calcext:value-type="float">
            <text:p>800.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.02.2020</text:p>
          </table:table-cell>
          <table:table-cell table:style-name="ce2" office:value-type="float" office:value="14170" calcext:value-type="float">
            <text:p>14170</text:p>
          </table:table-cell>
          <table:table-cell table:style-name="ce2" office:value-type="float" office:value="14450" calcext:value-type="float">
            <text:p>14450</text:p>
          </table:table-cell>
          <table:table-cell table:style-name="ce2" office:value-type="float" office:value="14565" calcext:value-type="float">
            <text:p>14565</text:p>
          </table:table-cell>
          <table:table-cell table:style-name="ce2" office:value-type="float" office:value="14030" calcext:value-type="float">
            <text:p>14030</text:p>
          </table:table-cell>
          <table:table-cell table:style-name="ce2" office:value-type="float" office:value="39.223" calcext:value-type="float">
            <text:p>39.223</text:p>
          </table:table-cell>
          <table:table-cell/>
          <table:table-cell table:style-name="ce3" table:formula="of:=[.C107]*0.4752" office:value-type="float" office:value="6866.64" calcext:value-type="float">
            <text:p>6,866.64</text:p>
          </table:table-cell>
          <table:table-cell table:formula="of:=[.$H$130] - [.H107]" office:value-type="float" office:value="1073.952" calcext:value-type="float">
            <text:p>1,073.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3.02.2020</text:p>
          </table:table-cell>
          <table:table-cell table:style-name="ce2" office:value-type="float" office:value="13920" calcext:value-type="float">
            <text:p>13920</text:p>
          </table:table-cell>
          <table:table-cell table:style-name="ce2" office:value-type="float" office:value="14050" calcext:value-type="float">
            <text:p>14050</text:p>
          </table:table-cell>
          <table:table-cell table:style-name="ce2" office:value-type="float" office:value="14115" calcext:value-type="float">
            <text:p>14115</text:p>
          </table:table-cell>
          <table:table-cell table:style-name="ce2" office:value-type="float" office:value="13770" calcext:value-type="float">
            <text:p>13770</text:p>
          </table:table-cell>
          <table:table-cell table:style-name="ce2" office:value-type="float" office:value="50.121" calcext:value-type="float">
            <text:p>50.121</text:p>
          </table:table-cell>
          <table:table-cell/>
          <table:table-cell table:style-name="ce3" table:formula="of:=[.C108]*0.4752" office:value-type="float" office:value="6676.56" calcext:value-type="float">
            <text:p>6,676.56</text:p>
          </table:table-cell>
          <table:table-cell table:formula="of:=[.$H$130] - [.H108]" office:value-type="float" office:value="1264.032" calcext:value-type="float">
            <text:p>1,264.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1.01.2020</text:p>
          </table:table-cell>
          <table:table-cell table:style-name="ce2" office:value-type="float" office:value="14040" calcext:value-type="float">
            <text:p>14040</text:p>
          </table:table-cell>
          <table:table-cell table:style-name="ce2" office:value-type="float" office:value="13735" calcext:value-type="float">
            <text:p>13735</text:p>
          </table:table-cell>
          <table:table-cell table:style-name="ce2" office:value-type="float" office:value="14135" calcext:value-type="float">
            <text:p>14135</text:p>
          </table:table-cell>
          <table:table-cell table:style-name="ce2" office:value-type="float" office:value="13735" calcext:value-type="float">
            <text:p>13735</text:p>
          </table:table-cell>
          <table:table-cell table:style-name="ce2" office:value-type="float" office:value="49.863" calcext:value-type="float">
            <text:p>49.863</text:p>
          </table:table-cell>
          <table:table-cell/>
          <table:table-cell table:style-name="ce3" table:formula="of:=[.C109]*0.4752" office:value-type="float" office:value="6526.872" calcext:value-type="float">
            <text:p>6,526.87</text:p>
          </table:table-cell>
          <table:table-cell table:formula="of:=[.$H$130] - [.H109]" office:value-type="float" office:value="1413.72" calcext:value-type="float">
            <text:p>1,413.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0.01.2020</text:p>
          </table:table-cell>
          <table:table-cell table:style-name="ce2" office:value-type="float" office:value="14080" calcext:value-type="float">
            <text:p>14080</text:p>
          </table:table-cell>
          <table:table-cell table:style-name="ce2" office:value-type="float" office:value="14055" calcext:value-type="float">
            <text:p>14055</text:p>
          </table:table-cell>
          <table:table-cell table:style-name="ce2" office:value-type="float" office:value="14090" calcext:value-type="float">
            <text:p>14090</text:p>
          </table:table-cell>
          <table:table-cell table:style-name="ce2" office:value-type="float" office:value="13780" calcext:value-type="float">
            <text:p>13780</text:p>
          </table:table-cell>
          <table:table-cell table:style-name="ce2" office:value-type="float" office:value="64.076" calcext:value-type="float">
            <text:p>64.076</text:p>
          </table:table-cell>
          <table:table-cell/>
          <table:table-cell table:style-name="ce3" table:formula="of:=[.C110]*0.4752" office:value-type="float" office:value="6678.936" calcext:value-type="float">
            <text:p>6,678.94</text:p>
          </table:table-cell>
          <table:table-cell table:formula="of:=[.$H$130] - [.H110]" office:value-type="float" office:value="1261.656" calcext:value-type="float">
            <text:p>1,261.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.01.2020</text:p>
          </table:table-cell>
          <table:table-cell table:style-name="ce2" office:value-type="float" office:value="14305" calcext:value-type="float">
            <text:p>14305</text:p>
          </table:table-cell>
          <table:table-cell table:style-name="ce2" office:value-type="float" office:value="14255" calcext:value-type="float">
            <text:p>14255</text:p>
          </table:table-cell>
          <table:table-cell table:style-name="ce2" office:value-type="float" office:value="14305" calcext:value-type="float">
            <text:p>14305</text:p>
          </table:table-cell>
          <table:table-cell table:style-name="ce2" office:value-type="float" office:value="14085" calcext:value-type="float">
            <text:p>14085</text:p>
          </table:table-cell>
          <table:table-cell table:style-name="ce2" office:value-type="float" office:value="73.385" calcext:value-type="float">
            <text:p>73.385</text:p>
          </table:table-cell>
          <table:table-cell/>
          <table:table-cell table:style-name="ce3" table:formula="of:=[.C111]*0.4752" office:value-type="float" office:value="6773.976" calcext:value-type="float">
            <text:p>6,773.98</text:p>
          </table:table-cell>
          <table:table-cell table:formula="of:=[.$H$130] - [.H111]" office:value-type="float" office:value="1166.616" calcext:value-type="float">
            <text:p>1,166.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.01.2020</text:p>
          </table:table-cell>
          <table:table-cell table:style-name="ce2" office:value-type="float" office:value="13940" calcext:value-type="float">
            <text:p>13940</text:p>
          </table:table-cell>
          <table:table-cell table:style-name="ce2" office:value-type="float" office:value="14110" calcext:value-type="float">
            <text:p>14110</text:p>
          </table:table-cell>
          <table:table-cell table:style-name="ce2" office:value-type="float" office:value="14140" calcext:value-type="float">
            <text:p>14140</text:p>
          </table:table-cell>
          <table:table-cell table:style-name="ce2" office:value-type="float" office:value="13455" calcext:value-type="float">
            <text:p>13455</text:p>
          </table:table-cell>
          <table:table-cell table:style-name="ce2" office:value-type="float" office:value="69.917" calcext:value-type="float">
            <text:p>69.917</text:p>
          </table:table-cell>
          <table:table-cell/>
          <table:table-cell table:style-name="ce3" table:formula="of:=[.C112]*0.4752" office:value-type="float" office:value="6705.072" calcext:value-type="float">
            <text:p>6,705.07</text:p>
          </table:table-cell>
          <table:table-cell table:formula="of:=[.$H$130] - [.H112]" office:value-type="float" office:value="1235.52" calcext:value-type="float">
            <text:p>1,235.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7.01.2020</text:p>
          </table:table-cell>
          <table:table-cell table:style-name="ce2" office:value-type="float" office:value="14215" calcext:value-type="float">
            <text:p>14215</text:p>
          </table:table-cell>
          <table:table-cell table:style-name="ce2" office:value-type="float" office:value="13915" calcext:value-type="float">
            <text:p>13915</text:p>
          </table:table-cell>
          <table:table-cell table:style-name="ce2" office:value-type="float" office:value="14215" calcext:value-type="float">
            <text:p>14215</text:p>
          </table:table-cell>
          <table:table-cell table:style-name="ce2" office:value-type="float" office:value="13540" calcext:value-type="float">
            <text:p>13540</text:p>
          </table:table-cell>
          <table:table-cell table:style-name="ce2" office:value-type="float" office:value="155.875" calcext:value-type="float">
            <text:p>155.875</text:p>
          </table:table-cell>
          <table:table-cell/>
          <table:table-cell table:style-name="ce3" table:formula="of:=[.C113]*0.4752" office:value-type="float" office:value="6612.408" calcext:value-type="float">
            <text:p>6,612.41</text:p>
          </table:table-cell>
          <table:table-cell table:formula="of:=[.$H$130] - [.H113]" office:value-type="float" office:value="1328.184" calcext:value-type="float">
            <text:p>1,328.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.01.2020</text:p>
          </table:table-cell>
          <table:table-cell table:style-name="ce2" office:value-type="float" office:value="14525" calcext:value-type="float">
            <text:p>14525</text:p>
          </table:table-cell>
          <table:table-cell table:style-name="ce2" office:value-type="float" office:value="14530" calcext:value-type="float">
            <text:p>14530</text:p>
          </table:table-cell>
          <table:table-cell table:style-name="ce2" office:value-type="float" office:value="14695" calcext:value-type="float">
            <text:p>14695</text:p>
          </table:table-cell>
          <table:table-cell table:style-name="ce2" office:value-type="float" office:value="14390" calcext:value-type="float">
            <text:p>14390</text:p>
          </table:table-cell>
          <table:table-cell table:style-name="ce2" office:value-type="float" office:value="25.939" calcext:value-type="float">
            <text:p>25.939</text:p>
          </table:table-cell>
          <table:table-cell/>
          <table:table-cell table:style-name="ce3" table:formula="of:=[.C114]*0.4752" office:value-type="float" office:value="6904.656" calcext:value-type="float">
            <text:p>6,904.66</text:p>
          </table:table-cell>
          <table:table-cell table:formula="of:=[.$H$130] - [.H114]" office:value-type="float" office:value="1035.936" calcext:value-type="float">
            <text:p>1,035.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3.01.2020</text:p>
          </table:table-cell>
          <table:table-cell table:style-name="ce2" office:value-type="float" office:value="14950" calcext:value-type="float">
            <text:p>14950</text:p>
          </table:table-cell>
          <table:table-cell table:style-name="ce2" office:value-type="float" office:value="14505" calcext:value-type="float">
            <text:p>14505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4315" calcext:value-type="float">
            <text:p>14315</text:p>
          </table:table-cell>
          <table:table-cell table:style-name="ce2" office:value-type="float" office:value="82.608" calcext:value-type="float">
            <text:p>82.608</text:p>
          </table:table-cell>
          <table:table-cell/>
          <table:table-cell table:style-name="ce3" table:formula="of:=[.C115]*0.4752" office:value-type="float" office:value="6892.776" calcext:value-type="float">
            <text:p>6,892.78</text:p>
          </table:table-cell>
          <table:table-cell table:formula="of:=[.$H$130] - [.H115]" office:value-type="float" office:value="1047.816" calcext:value-type="float">
            <text:p>1,047.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.01.2020</text:p>
          </table:table-cell>
          <table:table-cell table:style-name="ce2" office:value-type="float" office:value="14550" calcext:value-type="float">
            <text:p>14550</text:p>
          </table:table-cell>
          <table:table-cell table:style-name="ce2" office:value-type="float" office:value="14795" calcext:value-type="float">
            <text:p>14795</text:p>
          </table:table-cell>
          <table:table-cell table:style-name="ce2" office:value-type="float" office:value="14820" calcext:value-type="float">
            <text:p>14820</text:p>
          </table:table-cell>
          <table:table-cell table:style-name="ce2" office:value-type="float" office:value="14360" calcext:value-type="float">
            <text:p>14360</text:p>
          </table:table-cell>
          <table:table-cell table:style-name="ce2" office:value-type="float" office:value="83.036" calcext:value-type="float">
            <text:p>83.036</text:p>
          </table:table-cell>
          <table:table-cell/>
          <table:table-cell table:style-name="ce3" table:formula="of:=[.C116]*0.4752" office:value-type="float" office:value="7030.584" calcext:value-type="float">
            <text:p>7,030.58</text:p>
          </table:table-cell>
          <table:table-cell table:formula="of:=[.$H$130] - [.H116]" office:value-type="float" office:value="910.008000000001" calcext:value-type="float">
            <text:p>910.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.01.2020</text:p>
          </table:table-cell>
          <table:table-cell table:style-name="ce2" office:value-type="float" office:value="14820" calcext:value-type="float">
            <text:p>14820</text:p>
          </table:table-cell>
          <table:table-cell table:style-name="ce2" office:value-type="float" office:value="14485" calcext:value-type="float">
            <text:p>14485</text:p>
          </table:table-cell>
          <table:table-cell table:style-name="ce2" office:value-type="float" office:value="14885" calcext:value-type="float">
            <text:p>14885</text:p>
          </table:table-cell>
          <table:table-cell table:style-name="ce2" office:value-type="float" office:value="14390" calcext:value-type="float">
            <text:p>14390</text:p>
          </table:table-cell>
          <table:table-cell table:style-name="ce2" office:value-type="float" office:value="64.17" calcext:value-type="float">
            <text:p>64.17</text:p>
          </table:table-cell>
          <table:table-cell/>
          <table:table-cell table:style-name="ce3" table:formula="of:=[.C117]*0.4752" office:value-type="float" office:value="6883.272" calcext:value-type="float">
            <text:p>6,883.27</text:p>
          </table:table-cell>
          <table:table-cell table:formula="of:=[.$H$130] - [.H117]" office:value-type="float" office:value="1057.32" calcext:value-type="float">
            <text:p>1,057.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.01.2020</text:p>
          </table:table-cell>
          <table:table-cell table:style-name="ce2" office:value-type="float" office:value="15190" calcext:value-type="float">
            <text:p>15190</text:p>
          </table:table-cell>
          <table:table-cell table:style-name="ce2" office:value-type="float" office:value="15010" calcext:value-type="float">
            <text:p>15010</text:p>
          </table:table-cell>
          <table:table-cell table:style-name="ce2" office:value-type="float" office:value="15250" calcext:value-type="float">
            <text:p>15250</text:p>
          </table:table-cell>
          <table:table-cell table:style-name="ce2" office:value-type="float" office:value="14900" calcext:value-type="float">
            <text:p>14900</text:p>
          </table:table-cell>
          <table:table-cell table:style-name="ce2" office:value-type="float" office:value="88.038" calcext:value-type="float">
            <text:p>88.038</text:p>
          </table:table-cell>
          <table:table-cell/>
          <table:table-cell table:style-name="ce3" table:formula="of:=[.C118]*0.4752" office:value-type="float" office:value="7132.752" calcext:value-type="float">
            <text:p>7,132.75</text:p>
          </table:table-cell>
          <table:table-cell table:formula="of:=[.$H$130] - [.H118]" office:value-type="float" office:value="807.84" calcext:value-type="float">
            <text:p>807.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7.01.2020</text:p>
          </table:table-cell>
          <table:table-cell table:style-name="ce2" office:value-type="float" office:value="15360" calcext:value-type="float">
            <text:p>15360</text:p>
          </table:table-cell>
          <table:table-cell table:style-name="ce2" office:value-type="float" office:value="15280" calcext:value-type="float">
            <text:p>15280</text:p>
          </table:table-cell>
          <table:table-cell table:style-name="ce2" office:value-type="float" office:value="15405" calcext:value-type="float">
            <text:p>15405</text:p>
          </table:table-cell>
          <table:table-cell table:style-name="ce2" office:value-type="float" office:value="15220" calcext:value-type="float">
            <text:p>15220</text:p>
          </table:table-cell>
          <table:table-cell table:style-name="ce2" office:value-type="float" office:value="32.722" calcext:value-type="float">
            <text:p>32.722</text:p>
          </table:table-cell>
          <table:table-cell/>
          <table:table-cell table:style-name="ce3" table:formula="of:=[.C119]*0.4752" office:value-type="float" office:value="7261.056" calcext:value-type="float">
            <text:p>7,261.06</text:p>
          </table:table-cell>
          <table:table-cell table:formula="of:=[.$H$130] - [.H119]" office:value-type="float" office:value="679.536" calcext:value-type="float">
            <text:p>679.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6.01.2020</text:p>
          </table:table-cell>
          <table:table-cell table:style-name="ce2" office:value-type="float" office:value="15315" calcext:value-type="float">
            <text:p>15315</text:p>
          </table:table-cell>
          <table:table-cell table:style-name="ce2" office:value-type="float" office:value="15345" calcext:value-type="float">
            <text:p>15345</text:p>
          </table:table-cell>
          <table:table-cell table:style-name="ce2" office:value-type="float" office:value="15430" calcext:value-type="float">
            <text:p>15430</text:p>
          </table:table-cell>
          <table:table-cell table:style-name="ce2" office:value-type="float" office:value="15190" calcext:value-type="float">
            <text:p>15190</text:p>
          </table:table-cell>
          <table:table-cell table:style-name="ce2" office:value-type="float" office:value="20.817" calcext:value-type="float">
            <text:p>20.817</text:p>
          </table:table-cell>
          <table:table-cell/>
          <table:table-cell table:style-name="ce3" table:formula="of:=[.C120]*0.4752" office:value-type="float" office:value="7291.944" calcext:value-type="float">
            <text:p>7,291.94</text:p>
          </table:table-cell>
          <table:table-cell table:formula="of:=[.$H$130] - [.H120]" office:value-type="float" office:value="648.648" calcext:value-type="float">
            <text:p>648.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.01.2020</text:p>
          </table:table-cell>
          <table:table-cell table:style-name="ce2" office:value-type="float" office:value="15350" calcext:value-type="float">
            <text:p>15350</text:p>
          </table:table-cell>
          <table:table-cell table:style-name="ce2" office:value-type="float" office:value="15400" calcext:value-type="float">
            <text:p>15400</text:p>
          </table:table-cell>
          <table:table-cell table:style-name="ce2" office:value-type="float" office:value="15440" calcext:value-type="float">
            <text:p>15440</text:p>
          </table:table-cell>
          <table:table-cell table:style-name="ce2" office:value-type="float" office:value="15270" calcext:value-type="float">
            <text:p>15270</text:p>
          </table:table-cell>
          <table:table-cell table:style-name="ce2" office:value-type="float" office:value="15.161" calcext:value-type="float">
            <text:p>15.161</text:p>
          </table:table-cell>
          <table:table-cell/>
          <table:table-cell table:style-name="ce3" table:formula="of:=[.C121]*0.4752" office:value-type="float" office:value="7318.08" calcext:value-type="float">
            <text:p>7,318.08</text:p>
          </table:table-cell>
          <table:table-cell table:formula="of:=[.$H$130] - [.H121]" office:value-type="float" office:value="622.512000000001" calcext:value-type="float">
            <text:p>622.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.01.2020</text:p>
          </table:table-cell>
          <table:table-cell table:style-name="ce2" office:value-type="float" office:value="15655" calcext:value-type="float">
            <text:p>15655</text:p>
          </table:table-cell>
          <table:table-cell table:style-name="ce2" office:value-type="float" office:value="15440" calcext:value-type="float">
            <text:p>15440</text:p>
          </table:table-cell>
          <table:table-cell table:style-name="ce2" office:value-type="float" office:value="15655" calcext:value-type="float">
            <text:p>15655</text:p>
          </table:table-cell>
          <table:table-cell table:style-name="ce2" office:value-type="float" office:value="15310" calcext:value-type="float">
            <text:p>15310</text:p>
          </table:table-cell>
          <table:table-cell table:style-name="ce2" office:value-type="float" office:value="33.223" calcext:value-type="float">
            <text:p>33.223</text:p>
          </table:table-cell>
          <table:table-cell/>
          <table:table-cell table:style-name="ce3" table:formula="of:=[.C122]*0.4752" office:value-type="float" office:value="7337.088" calcext:value-type="float">
            <text:p>7,337.09</text:p>
          </table:table-cell>
          <table:table-cell table:formula="of:=[.$H$130] - [.H122]" office:value-type="float" office:value="603.504000000001" calcext:value-type="float">
            <text:p>603.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3.01.2020</text:p>
          </table:table-cell>
          <table:table-cell table:style-name="ce2" office:value-type="float" office:value="15980" calcext:value-type="float">
            <text:p>15980</text:p>
          </table:table-cell>
          <table:table-cell table:style-name="ce2" office:value-type="float" office:value="15550" calcext:value-type="float">
            <text:p>15550</text:p>
          </table:table-cell>
          <table:table-cell table:style-name="ce2" office:value-type="float" office:value="16010" calcext:value-type="float">
            <text:p>16010</text:p>
          </table:table-cell>
          <table:table-cell table:style-name="ce2" office:value-type="float" office:value="15445" calcext:value-type="float">
            <text:p>15445</text:p>
          </table:table-cell>
          <table:table-cell table:style-name="ce2" office:value-type="float" office:value="42.169" calcext:value-type="float">
            <text:p>42.169</text:p>
          </table:table-cell>
          <table:table-cell/>
          <table:table-cell table:style-name="ce3" table:formula="of:=[.C123]*0.4752" office:value-type="float" office:value="7389.36" calcext:value-type="float">
            <text:p>7,389.36</text:p>
          </table:table-cell>
          <table:table-cell table:formula="of:=[.$H$130] - [.H123]" office:value-type="float" office:value="551.232" calcext:value-type="float">
            <text:p>551.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0.01.2020</text:p>
          </table:table-cell>
          <table:table-cell table:style-name="ce2" office:value-type="float" office:value="16140" calcext:value-type="float">
            <text:p>16140</text:p>
          </table:table-cell>
          <table:table-cell table:style-name="ce2" office:value-type="float" office:value="15905" calcext:value-type="float">
            <text:p>15905</text:p>
          </table:table-cell>
          <table:table-cell table:style-name="ce2" office:value-type="float" office:value="16460" calcext:value-type="float">
            <text:p>16460</text:p>
          </table:table-cell>
          <table:table-cell table:style-name="ce2" office:value-type="float" office:value="15800" calcext:value-type="float">
            <text:p>15800</text:p>
          </table:table-cell>
          <table:table-cell table:style-name="ce2" office:value-type="float" office:value="39.002" calcext:value-type="float">
            <text:p>39.002</text:p>
          </table:table-cell>
          <table:table-cell/>
          <table:table-cell table:style-name="ce3" table:formula="of:=[.C124]*0.4752" office:value-type="float" office:value="7558.056" calcext:value-type="float">
            <text:p>7,558.06</text:p>
          </table:table-cell>
          <table:table-cell table:formula="of:=[.$H$130] - [.H124]" office:value-type="float" office:value="382.536" calcext:value-type="float">
            <text:p>382.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9.01.2020</text:p>
          </table:table-cell>
          <table:table-cell table:style-name="ce2" office:value-type="float" office:value="15660" calcext:value-type="float">
            <text:p>15660</text:p>
          </table:table-cell>
          <table:table-cell table:style-name="ce2" office:value-type="float" office:value="16050" calcext:value-type="float">
            <text:p>16050</text:p>
          </table:table-cell>
          <table:table-cell table:style-name="ce2" office:value-type="float" office:value="16235" calcext:value-type="float">
            <text:p>16235</text:p>
          </table:table-cell>
          <table:table-cell table:style-name="ce2" office:value-type="float" office:value="15545" calcext:value-type="float">
            <text:p>15545</text:p>
          </table:table-cell>
          <table:table-cell table:style-name="ce2" office:value-type="float" office:value="68.074" calcext:value-type="float">
            <text:p>68.074</text:p>
          </table:table-cell>
          <table:table-cell/>
          <table:table-cell table:style-name="ce3" table:formula="of:=[.C125]*0.4752" office:value-type="float" office:value="7626.96" calcext:value-type="float">
            <text:p>7,626.96</text:p>
          </table:table-cell>
          <table:table-cell table:formula="of:=[.$H$130] - [.H125]" office:value-type="float" office:value="313.632000000001" calcext:value-type="float">
            <text:p>313.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8.01.2020</text:p>
          </table:table-cell>
          <table:table-cell table:style-name="ce2" office:value-type="float" office:value="15170" calcext:value-type="float">
            <text:p>15170</text:p>
          </table:table-cell>
          <table:table-cell table:style-name="ce2" office:value-type="float" office:value="15545" calcext:value-type="float">
            <text:p>15545</text:p>
          </table:table-cell>
          <table:table-cell table:style-name="ce2" office:value-type="float" office:value="15650" calcext:value-type="float">
            <text:p>15650</text:p>
          </table:table-cell>
          <table:table-cell table:style-name="ce2" office:value-type="float" office:value="15020" calcext:value-type="float">
            <text:p>15020</text:p>
          </table:table-cell>
          <table:table-cell table:style-name="ce2" office:value-type="float" office:value="45.15" calcext:value-type="float">
            <text:p>45.15</text:p>
          </table:table-cell>
          <table:table-cell/>
          <table:table-cell table:style-name="ce3" table:formula="of:=[.C126]*0.4752" office:value-type="float" office:value="7386.984" calcext:value-type="float">
            <text:p>7,386.98</text:p>
          </table:table-cell>
          <table:table-cell table:formula="of:=[.$H$130] - [.H126]" office:value-type="float" office:value="553.608" calcext:value-type="float">
            <text:p>553.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.01.2020</text:p>
          </table:table-cell>
          <table:table-cell table:style-name="ce2" office:value-type="float" office:value="15450" calcext:value-type="float">
            <text:p>15450</text:p>
          </table:table-cell>
          <table:table-cell table:style-name="ce2" office:value-type="float" office:value="15415" calcext:value-type="float">
            <text:p>15415</text:p>
          </table:table-cell>
          <table:table-cell table:style-name="ce2" office:value-type="float" office:value="15620" calcext:value-type="float">
            <text:p>15620</text:p>
          </table:table-cell>
          <table:table-cell table:style-name="ce2" office:value-type="float" office:value="15390" calcext:value-type="float">
            <text:p>15390</text:p>
          </table:table-cell>
          <table:table-cell table:style-name="ce2" office:value-type="float" office:value="48.53" calcext:value-type="float">
            <text:p>48.53</text:p>
          </table:table-cell>
          <table:table-cell/>
          <table:table-cell table:style-name="ce3" table:formula="of:=[.C127]*0.4752" office:value-type="float" office:value="7325.208" calcext:value-type="float">
            <text:p>7,325.21</text:p>
          </table:table-cell>
          <table:table-cell table:formula="of:=[.$H$130] - [.H127]" office:value-type="float" office:value="615.384" calcext:value-type="float">
            <text:p>615.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.01.2020</text:p>
          </table:table-cell>
          <table:table-cell table:style-name="ce2" office:value-type="float" office:value="15500" calcext:value-type="float">
            <text:p>15500</text:p>
          </table:table-cell>
          <table:table-cell table:style-name="ce2" office:value-type="float" office:value="15405" calcext:value-type="float">
            <text:p>15405</text:p>
          </table:table-cell>
          <table:table-cell table:style-name="ce2" office:value-type="float" office:value="15520" calcext:value-type="float">
            <text:p>15520</text:p>
          </table:table-cell>
          <table:table-cell table:style-name="ce2" office:value-type="float" office:value="15100" calcext:value-type="float">
            <text:p>15100</text:p>
          </table:table-cell>
          <table:table-cell table:style-name="ce2" office:value-type="float" office:value="49.869" calcext:value-type="float">
            <text:p>49.869</text:p>
          </table:table-cell>
          <table:table-cell/>
          <table:table-cell table:style-name="ce3" table:formula="of:=[.C128]*0.4752" office:value-type="float" office:value="7320.456" calcext:value-type="float">
            <text:p>7,320.46</text:p>
          </table:table-cell>
          <table:table-cell table:formula="of:=[.$H$130] - [.H128]" office:value-type="float" office:value="620.136" calcext:value-type="float">
            <text:p>620.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3.01.2020</text:p>
          </table:table-cell>
          <table:table-cell table:style-name="ce2" office:value-type="float" office:value="16330" calcext:value-type="float">
            <text:p>16330</text:p>
          </table:table-cell>
          <table:table-cell table:style-name="ce2" office:value-type="float" office:value="15640" calcext:value-type="float">
            <text:p>15640</text:p>
          </table:table-cell>
          <table:table-cell table:style-name="ce2" office:value-type="float" office:value="16330" calcext:value-type="float">
            <text:p>16330</text:p>
          </table:table-cell>
          <table:table-cell table:style-name="ce2" office:value-type="float" office:value="15330" calcext:value-type="float">
            <text:p>15330</text:p>
          </table:table-cell>
          <table:table-cell table:style-name="ce2" office:value-type="float" office:value="114.285" calcext:value-type="float">
            <text:p>114.285</text:p>
          </table:table-cell>
          <table:table-cell/>
          <table:table-cell table:style-name="ce3" table:formula="of:=[.C129]*0.4752" office:value-type="float" office:value="7432.128" calcext:value-type="float">
            <text:p>7,432.13</text:p>
          </table:table-cell>
          <table:table-cell table:formula="of:=[.$H$130] - [.H129]" office:value-type="float" office:value="508.464" calcext:value-type="float">
            <text:p>508.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2.01.2020</text:p>
          </table:table-cell>
          <table:table-cell table:style-name="ce2" office:value-type="float" office:value="16285" calcext:value-type="float">
            <text:p>16285</text:p>
          </table:table-cell>
          <table:table-cell table:style-name="ce2" office:value-type="float" office:value="16710" calcext:value-type="float">
            <text:p>16710</text:p>
          </table:table-cell>
          <table:table-cell table:style-name="ce2" office:value-type="float" office:value="16775" calcext:value-type="float">
            <text:p>16775</text:p>
          </table:table-cell>
          <table:table-cell table:style-name="ce2" office:value-type="float" office:value="16285" calcext:value-type="float">
            <text:p>16285</text:p>
          </table:table-cell>
          <table:table-cell table:style-name="ce2" office:value-type="float" office:value="13.506" calcext:value-type="float">
            <text:p>13.506</text:p>
          </table:table-cell>
          <table:table-cell/>
          <table:table-cell table:style-name="ce3" table:formula="of:=[.C130]*0.4752" office:value-type="float" office:value="7940.592" calcext:value-type="float">
            <text:p>7,940.59</text:p>
          </table:table-cell>
          <table:table-cell table:formula="of:=[.$H$130] - [.H1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9:34:36.513621923</meta:creation-date>
    <dc:date>2020-07-02T13:21:05.450922226</dc:date>
    <meta:editing-duration>PT2H55M8S</meta:editing-duration>
    <meta:editing-cycles>1</meta:editing-cycles>
    <meta:document-statistic meta:table-count="1" meta:cell-count="1116" meta:object-count="0"/>
    <meta:generator>LibreOffice/5.2.7.2$Linux_X86_64 LibreOffice_project/20m0$Build-2</meta:generator>
  </office:meta>
</office:document-meta>
</file>